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  <style:style style:name="P3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" style:parent-style-name="DefaultParagraphFont" style:family="text">
      <style:text-properties style:font-name="Courier New" style:font-name-asian="Times New Roman" style:font-name-complex="Courier New" fo:color="#ED7D31" fo:font-size="10pt" style:font-size-asian="10pt" style:font-size-complex="10pt" style:language-asian="en" style:country-asian="GB"/>
    </style:style>
    <style:style style:name="T5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6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8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2" style:parent-style-name="DefaultParagraphFont" style:family="text">
      <style:text-properties style:font-name="Courier New" style:font-name-asian="Times New Roman" style:font-name-complex="Courier New" fo:color="#ED7D31" fo:font-size="10pt" style:font-size-asian="10pt" style:font-size-complex="10pt" style:language-asian="en" style:country-asian="GB"/>
    </style:style>
    <style:style style:name="T13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14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15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 style:language-asian="en" style:country-asian="GB"/>
    </style:style>
    <style:style style:name="T1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7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1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0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 style:language-asian="en" style:country-asian="GB"/>
    </style:style>
    <style:style style:name="T2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2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2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5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 style:language-asian="en" style:country-asian="GB"/>
    </style:style>
    <style:style style:name="T2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7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2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0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 style:language-asian="en" style:country-asian="GB"/>
    </style:style>
    <style:style style:name="T3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2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3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6" style:parent-style-name="DefaultParagraphFont" style:family="text">
      <style:text-properties style:font-name="Courier New" style:font-name-asian="Times New Roman" style:font-name-complex="Courier New" fo:color="#ED7D31" fo:font-size="10pt" style:font-size-asian="10pt" style:font-size-complex="10pt" style:language-asian="en" style:country-asian="GB"/>
    </style:style>
    <style:style style:name="T37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38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3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0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1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3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4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5" style:parent-style-name="DefaultParagraphFont" style:family="text">
      <style:text-properties style:font-name="Courier New" style:font-name-asian="Times New Roman" style:font-name-complex="Courier New" fo:color="#8888C6" fo:font-size="10pt" style:font-size-asian="10pt" style:font-size-complex="10pt" style:language-asian="en" style:country-asian="GB"/>
    </style:style>
    <style:style style:name="T4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7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9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5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1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5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3" style:parent-style-name="DefaultParagraphFont" style:family="text">
      <style:text-properties fo:background-color="#FFFF00"/>
    </style:style>
    <style:style style:name="P54" style:parent-style-name="HTMLPreformatted" style:family="paragraph">
      <style:paragraph-properties fo:background-color="#2B2B2B"/>
    </style:style>
    <style:style style:name="T55" style:parent-style-name="DefaultParagraphFont" style:family="text">
      <style:text-properties fo:color="#8888C6"/>
    </style:style>
    <style:style style:name="T56" style:parent-style-name="DefaultParagraphFont" style:family="text">
      <style:text-properties fo:color="#A9B7C6"/>
    </style:style>
    <style:style style:name="T57" style:parent-style-name="DefaultParagraphFont" style:family="text">
      <style:text-properties fo:color="#6A8759"/>
    </style:style>
    <style:style style:name="T58" style:parent-style-name="DefaultParagraphFont" style:family="text">
      <style:text-properties fo:color="#A9B7C6"/>
    </style:style>
    <style:style style:name="T59" style:parent-style-name="DefaultParagraphFont" style:family="text">
      <style:text-properties fo:color="#A9B7C6"/>
    </style:style>
    <style:style style:name="T60" style:parent-style-name="DefaultParagraphFont" style:family="text">
      <style:text-properties fo:color="#A9B7C6"/>
    </style:style>
    <style:style style:name="T61" style:parent-style-name="DefaultParagraphFont" style:family="text">
      <style:text-properties fo:color="#8888C6"/>
    </style:style>
    <style:style style:name="T62" style:parent-style-name="DefaultParagraphFont" style:family="text">
      <style:text-properties fo:color="#A9B7C6"/>
    </style:style>
    <style:style style:name="T63" style:parent-style-name="DefaultParagraphFont" style:family="text">
      <style:text-properties fo:color="#6A8759"/>
    </style:style>
    <style:style style:name="T64" style:parent-style-name="DefaultParagraphFont" style:family="text">
      <style:text-properties fo:color="#CC7832"/>
    </style:style>
    <style:style style:name="T65" style:parent-style-name="DefaultParagraphFont" style:family="text">
      <style:text-properties fo:color="#6A8759"/>
    </style:style>
    <style:style style:name="T66" style:parent-style-name="DefaultParagraphFont" style:family="text">
      <style:text-properties fo:color="#A9B7C6"/>
    </style:style>
    <style:style style:name="P67" style:parent-style-name="HTMLPreformatted" style:family="paragraph">
      <style:paragraph-properties fo:background-color="#2B2B2B"/>
    </style:style>
    <style:style style:name="T68" style:parent-style-name="DefaultParagraphFont" style:family="text">
      <style:text-properties fo:color="#A9B7C6"/>
    </style:style>
    <style:style style:name="T69" style:parent-style-name="DefaultParagraphFont" style:family="text">
      <style:text-properties fo:color="#6A8759"/>
    </style:style>
    <style:style style:name="T70" style:parent-style-name="DefaultParagraphFont" style:family="text">
      <style:text-properties fo:color="#6A8759"/>
    </style:style>
    <style:style style:name="T71" style:parent-style-name="DefaultParagraphFont" style:family="text">
      <style:text-properties fo:color="#8888C6"/>
    </style:style>
    <style:style style:name="T72" style:parent-style-name="DefaultParagraphFont" style:family="text">
      <style:text-properties fo:color="#A9B7C6"/>
    </style:style>
    <style:style style:name="T73" style:parent-style-name="DefaultParagraphFont" style:family="text">
      <style:text-properties fo:color="#6A8759"/>
    </style:style>
    <style:style style:name="T74" style:parent-style-name="DefaultParagraphFont" style:family="text">
      <style:text-properties fo:color="#A9B7C6"/>
    </style:style>
    <style:style style:name="T75" style:parent-style-name="DefaultParagraphFont" style:family="text">
      <style:text-properties fo:color="#A9B7C6"/>
    </style:style>
    <style:style style:name="T76" style:parent-style-name="DefaultParagraphFont" style:family="text">
      <style:text-properties fo:color="#A9B7C6"/>
    </style:style>
    <style:style style:name="T77" style:parent-style-name="DefaultParagraphFont" style:family="text">
      <style:text-properties fo:color="#6A8759"/>
    </style:style>
    <style:style style:name="T78" style:parent-style-name="DefaultParagraphFont" style:family="text">
      <style:text-properties fo:color="#6A8759"/>
    </style:style>
    <style:style style:name="T79" style:parent-style-name="DefaultParagraphFont" style:family="text">
      <style:text-properties fo:color="#8888C6"/>
    </style:style>
    <style:style style:name="T80" style:parent-style-name="DefaultParagraphFont" style:family="text">
      <style:text-properties fo:color="#A9B7C6"/>
    </style:style>
    <style:style style:name="P81" style:parent-style-name="HTMLPreformatted" style:family="paragraph">
      <style:paragraph-properties fo:background-color="#2B2B2B"/>
    </style:style>
    <style:style style:name="T82" style:parent-style-name="DefaultParagraphFont" style:family="text">
      <style:text-properties fo:color="#A9B7C6"/>
    </style:style>
    <style:style style:name="T83" style:parent-style-name="DefaultParagraphFont" style:family="text">
      <style:text-properties fo:color="#6A8759"/>
    </style:style>
    <style:style style:name="T84" style:parent-style-name="DefaultParagraphFont" style:family="text">
      <style:text-properties fo:color="#6A8759"/>
    </style:style>
    <style:style style:name="T85" style:parent-style-name="DefaultParagraphFont" style:family="text">
      <style:text-properties fo:color="#8888C6"/>
    </style:style>
    <style:style style:name="T86" style:parent-style-name="DefaultParagraphFont" style:family="text">
      <style:text-properties fo:color="#A9B7C6"/>
    </style:style>
    <style:style style:name="T87" style:parent-style-name="DefaultParagraphFont" style:family="text">
      <style:text-properties fo:color="#A9B7C6"/>
    </style:style>
    <style:style style:name="T88" style:parent-style-name="DefaultParagraphFont" style:family="text">
      <style:text-properties fo:color="#A9B7C6"/>
    </style:style>
    <style:style style:name="T89" style:parent-style-name="DefaultParagraphFont" style:family="text">
      <style:text-properties fo:color="#6A8759"/>
    </style:style>
    <style:style style:name="T90" style:parent-style-name="DefaultParagraphFont" style:family="text">
      <style:text-properties fo:color="#6A8759"/>
    </style:style>
    <style:style style:name="T91" style:parent-style-name="DefaultParagraphFont" style:family="text">
      <style:text-properties fo:color="#8888C6"/>
    </style:style>
    <style:style style:name="T92" style:parent-style-name="DefaultParagraphFont" style:family="text">
      <style:text-properties fo:color="#A9B7C6"/>
    </style:style>
    <style:style style:name="P93" style:parent-style-name="HTMLPreformatted" style:family="paragraph">
      <style:paragraph-properties fo:background-color="#2B2B2B"/>
    </style:style>
    <style:style style:name="T94" style:parent-style-name="DefaultParagraphFont" style:family="text">
      <style:text-properties fo:color="#A9B7C6"/>
    </style:style>
    <style:style style:name="T95" style:parent-style-name="DefaultParagraphFont" style:family="text">
      <style:text-properties fo:color="#6A8759"/>
    </style:style>
    <style:style style:name="T96" style:parent-style-name="DefaultParagraphFont" style:family="text">
      <style:text-properties fo:color="#6A8759"/>
    </style:style>
    <style:style style:name="T97" style:parent-style-name="DefaultParagraphFont" style:family="text">
      <style:text-properties fo:color="#8888C6"/>
    </style:style>
    <style:style style:name="T98" style:parent-style-name="DefaultParagraphFont" style:family="text">
      <style:text-properties fo:color="#A9B7C6"/>
    </style:style>
    <style:style style:name="T99" style:parent-style-name="DefaultParagraphFont" style:family="text">
      <style:text-properties fo:color="#6897BB"/>
    </style:style>
    <style:style style:name="T100" style:parent-style-name="DefaultParagraphFont" style:family="text">
      <style:text-properties fo:color="#A9B7C6"/>
    </style:style>
    <style:style style:name="P101" style:parent-style-name="HTMLPreformatted" style:family="paragraph">
      <style:paragraph-properties fo:background-color="#2B2B2B"/>
    </style:style>
    <style:style style:name="T102" style:parent-style-name="DefaultParagraphFont" style:family="text">
      <style:text-properties fo:color="#A9B7C6"/>
    </style:style>
    <style:style style:name="T103" style:parent-style-name="DefaultParagraphFont" style:family="text">
      <style:text-properties fo:color="#6A8759"/>
    </style:style>
    <style:style style:name="T104" style:parent-style-name="DefaultParagraphFont" style:family="text">
      <style:text-properties fo:color="#6A8759"/>
    </style:style>
    <style:style style:name="T105" style:parent-style-name="DefaultParagraphFont" style:family="text">
      <style:text-properties fo:color="#8888C6"/>
    </style:style>
    <style:style style:name="T106" style:parent-style-name="DefaultParagraphFont" style:family="text">
      <style:text-properties fo:color="#A9B7C6"/>
    </style:style>
    <style:style style:name="T107" style:parent-style-name="DefaultParagraphFont" style:family="text">
      <style:text-properties fo:color="#6897BB"/>
    </style:style>
    <style:style style:name="T108" style:parent-style-name="DefaultParagraphFont" style:family="text">
      <style:text-properties fo:color="#A9B7C6"/>
    </style:style>
    <style:style style:name="T109" style:parent-style-name="DefaultParagraphFont" style:family="text">
      <style:text-properties fo:color="#A9B7C6"/>
    </style:style>
    <style:style style:name="T110" style:parent-style-name="DefaultParagraphFont" style:family="text">
      <style:text-properties fo:color="#A9B7C6"/>
    </style:style>
    <style:style style:name="T111" style:parent-style-name="DefaultParagraphFont" style:family="text">
      <style:text-properties fo:color="#6A8759"/>
    </style:style>
    <style:style style:name="T112" style:parent-style-name="DefaultParagraphFont" style:family="text">
      <style:text-properties fo:color="#6A8759"/>
    </style:style>
    <style:style style:name="T113" style:parent-style-name="DefaultParagraphFont" style:family="text">
      <style:text-properties fo:color="#8888C6"/>
    </style:style>
    <style:style style:name="T114" style:parent-style-name="DefaultParagraphFont" style:family="text">
      <style:text-properties fo:color="#A9B7C6"/>
    </style:style>
    <style:style style:name="T115" style:parent-style-name="DefaultParagraphFont" style:family="text">
      <style:text-properties fo:color="#6897BB"/>
    </style:style>
    <style:style style:name="T116" style:parent-style-name="DefaultParagraphFont" style:family="text">
      <style:text-properties fo:color="#A9B7C6"/>
    </style:style>
    <style:style style:name="P117" style:parent-style-name="HTMLPreformatted" style:family="paragraph">
      <style:paragraph-properties fo:background-color="#2B2B2B"/>
    </style:style>
    <style:style style:name="T118" style:parent-style-name="DefaultParagraphFont" style:family="text">
      <style:text-properties fo:color="#A9B7C6"/>
    </style:style>
    <style:style style:name="T119" style:parent-style-name="DefaultParagraphFont" style:family="text">
      <style:text-properties fo:color="#6A8759"/>
    </style:style>
    <style:style style:name="T120" style:parent-style-name="DefaultParagraphFont" style:family="text">
      <style:text-properties fo:color="#6A8759"/>
    </style:style>
    <style:style style:name="T121" style:parent-style-name="DefaultParagraphFont" style:family="text">
      <style:text-properties fo:color="#8888C6"/>
    </style:style>
    <style:style style:name="T122" style:parent-style-name="DefaultParagraphFont" style:family="text">
      <style:text-properties fo:color="#A9B7C6"/>
    </style:style>
    <style:style style:name="T123" style:parent-style-name="DefaultParagraphFont" style:family="text">
      <style:text-properties fo:color="#6A8759"/>
    </style:style>
    <style:style style:name="T124" style:parent-style-name="DefaultParagraphFont" style:family="text">
      <style:text-properties fo:color="#A9B7C6"/>
    </style:style>
    <style:style style:name="P125" style:parent-style-name="HTMLPreformatted" style:family="paragraph">
      <style:paragraph-properties fo:background-color="#2B2B2B"/>
    </style:style>
    <style:style style:name="T126" style:parent-style-name="DefaultParagraphFont" style:family="text">
      <style:text-properties fo:color="#A9B7C6"/>
    </style:style>
    <style:style style:name="T127" style:parent-style-name="DefaultParagraphFont" style:family="text">
      <style:text-properties fo:color="#6A8759"/>
    </style:style>
    <style:style style:name="T128" style:parent-style-name="DefaultParagraphFont" style:family="text">
      <style:text-properties fo:color="#6A8759"/>
    </style:style>
    <style:style style:name="T129" style:parent-style-name="DefaultParagraphFont" style:family="text">
      <style:text-properties fo:color="#8888C6"/>
    </style:style>
    <style:style style:name="T130" style:parent-style-name="DefaultParagraphFont" style:family="text">
      <style:text-properties fo:color="#A9B7C6"/>
    </style:style>
    <style:style style:name="T131" style:parent-style-name="DefaultParagraphFont" style:family="text">
      <style:text-properties fo:color="#6A8759"/>
    </style:style>
    <style:style style:name="T132" style:parent-style-name="DefaultParagraphFont" style:family="text">
      <style:text-properties fo:color="#CC7832"/>
    </style:style>
    <style:style style:name="T133" style:parent-style-name="DefaultParagraphFont" style:family="text">
      <style:text-properties fo:color="#6A8759"/>
    </style:style>
    <style:style style:name="T134" style:parent-style-name="DefaultParagraphFont" style:family="text">
      <style:text-properties fo:color="#A9B7C6"/>
    </style:style>
    <style:style style:name="T135" style:parent-style-name="DefaultParagraphFont" style:family="text">
      <style:text-properties fo:background-color="#FFFF00"/>
    </style:style>
    <style:style style:name="P136" style:parent-style-name="HTMLPreformatted" style:family="paragraph">
      <style:paragraph-properties fo:background-color="#2B2B2B"/>
    </style:style>
    <style:style style:name="T137" style:parent-style-name="DefaultParagraphFont" style:family="text">
      <style:text-properties fo:color="#8888C6"/>
    </style:style>
    <style:style style:name="T138" style:parent-style-name="DefaultParagraphFont" style:family="text">
      <style:text-properties fo:color="#A9B7C6"/>
    </style:style>
    <style:style style:name="T139" style:parent-style-name="DefaultParagraphFont" style:family="text">
      <style:text-properties fo:color="#6897BB"/>
    </style:style>
    <style:style style:name="T140" style:parent-style-name="DefaultParagraphFont" style:family="text">
      <style:text-properties fo:color="#A9B7C6"/>
    </style:style>
    <style:style style:name="T141" style:parent-style-name="DefaultParagraphFont" style:family="text">
      <style:text-properties fo:color="#A9B7C6"/>
    </style:style>
    <style:style style:name="T142" style:parent-style-name="DefaultParagraphFont" style:family="text">
      <style:text-properties fo:color="#A9B7C6"/>
    </style:style>
    <style:style style:name="T143" style:parent-style-name="DefaultParagraphFont" style:family="text">
      <style:text-properties fo:color="#8888C6"/>
    </style:style>
    <style:style style:name="T144" style:parent-style-name="DefaultParagraphFont" style:family="text">
      <style:text-properties fo:color="#A9B7C6"/>
    </style:style>
    <style:style style:name="T145" style:parent-style-name="DefaultParagraphFont" style:family="text">
      <style:text-properties fo:color="#6897BB"/>
    </style:style>
    <style:style style:name="T146" style:parent-style-name="DefaultParagraphFont" style:family="text">
      <style:text-properties fo:color="#A9B7C6"/>
    </style:style>
    <style:style style:name="T147" style:parent-style-name="DefaultParagraphFont" style:family="text">
      <style:text-properties fo:color="#A9B7C6"/>
    </style:style>
    <style:style style:name="T148" style:parent-style-name="DefaultParagraphFont" style:family="text">
      <style:text-properties fo:color="#A9B7C6"/>
    </style:style>
    <style:style style:name="T149" style:parent-style-name="DefaultParagraphFont" style:family="text">
      <style:text-properties fo:color="#8888C6"/>
    </style:style>
    <style:style style:name="T150" style:parent-style-name="DefaultParagraphFont" style:family="text">
      <style:text-properties fo:color="#A9B7C6"/>
    </style:style>
    <style:style style:name="T151" style:parent-style-name="DefaultParagraphFont" style:family="text">
      <style:text-properties fo:color="#6897BB"/>
    </style:style>
    <style:style style:name="T152" style:parent-style-name="DefaultParagraphFont" style:family="text">
      <style:text-properties fo:color="#A9B7C6"/>
    </style:style>
    <style:style style:name="T153" style:parent-style-name="DefaultParagraphFont" style:family="text">
      <style:text-properties fo:color="#A9B7C6"/>
    </style:style>
    <style:style style:name="T154" style:parent-style-name="DefaultParagraphFont" style:family="text">
      <style:text-properties fo:color="#A9B7C6"/>
    </style:style>
    <style:style style:name="T155" style:parent-style-name="DefaultParagraphFont" style:family="text">
      <style:text-properties fo:color="#8888C6"/>
    </style:style>
    <style:style style:name="T156" style:parent-style-name="DefaultParagraphFont" style:family="text">
      <style:text-properties fo:color="#A9B7C6"/>
    </style:style>
    <style:style style:name="T157" style:parent-style-name="DefaultParagraphFont" style:family="text">
      <style:text-properties fo:color="#6897BB"/>
    </style:style>
    <style:style style:name="T158" style:parent-style-name="DefaultParagraphFont" style:family="text">
      <style:text-properties fo:color="#A9B7C6"/>
    </style:style>
    <style:style style:name="T159" style:parent-style-name="DefaultParagraphFont" style:family="text">
      <style:text-properties fo:color="#6897BB"/>
    </style:style>
    <style:style style:name="T160" style:parent-style-name="DefaultParagraphFont" style:family="text">
      <style:text-properties fo:color="#A9B7C6"/>
    </style:style>
    <style:style style:name="P161" style:parent-style-name="HTMLPreformatted" style:family="paragraph">
      <style:paragraph-properties fo:background-color="#2B2B2B"/>
    </style:style>
    <style:style style:name="T162" style:parent-style-name="DefaultParagraphFont" style:family="text">
      <style:text-properties fo:color="#8888C6"/>
    </style:style>
    <style:style style:name="T163" style:parent-style-name="DefaultParagraphFont" style:family="text">
      <style:text-properties fo:color="#A9B7C6"/>
    </style:style>
    <style:style style:name="T164" style:parent-style-name="DefaultParagraphFont" style:family="text">
      <style:text-properties fo:color="#6897BB"/>
    </style:style>
    <style:style style:name="T165" style:parent-style-name="DefaultParagraphFont" style:family="text">
      <style:text-properties fo:color="#A9B7C6"/>
    </style:style>
    <style:style style:name="T166" style:parent-style-name="DefaultParagraphFont" style:family="text">
      <style:text-properties fo:color="#6897BB"/>
    </style:style>
    <style:style style:name="T167" style:parent-style-name="DefaultParagraphFont" style:family="text">
      <style:text-properties fo:color="#A9B7C6"/>
    </style:style>
    <style:style style:name="T168" style:parent-style-name="DefaultParagraphFont" style:family="text">
      <style:text-properties fo:color="#6897BB"/>
    </style:style>
    <style:style style:name="T169" style:parent-style-name="DefaultParagraphFont" style:family="text">
      <style:text-properties fo:color="#A9B7C6"/>
    </style:style>
    <style:style style:name="P170" style:parent-style-name="HTMLPreformatted" style:family="paragraph">
      <style:paragraph-properties fo:background-color="#2B2B2B"/>
    </style:style>
    <style:style style:name="T171" style:parent-style-name="DefaultParagraphFont" style:family="text">
      <style:text-properties fo:color="#8888C6"/>
    </style:style>
    <style:style style:name="T172" style:parent-style-name="DefaultParagraphFont" style:family="text">
      <style:text-properties fo:color="#A9B7C6"/>
    </style:style>
    <style:style style:name="T173" style:parent-style-name="DefaultParagraphFont" style:family="text">
      <style:text-properties fo:color="#6897BB"/>
    </style:style>
    <style:style style:name="T174" style:parent-style-name="DefaultParagraphFont" style:family="text">
      <style:text-properties fo:color="#A9B7C6"/>
    </style:style>
    <style:style style:name="T175" style:parent-style-name="DefaultParagraphFont" style:family="text">
      <style:text-properties fo:color="#6897BB"/>
    </style:style>
    <style:style style:name="T176" style:parent-style-name="DefaultParagraphFont" style:family="text">
      <style:text-properties fo:color="#A9B7C6"/>
    </style:style>
    <style:style style:name="T177" style:parent-style-name="DefaultParagraphFont" style:family="text">
      <style:text-properties fo:color="#6897BB"/>
    </style:style>
    <style:style style:name="T178" style:parent-style-name="DefaultParagraphFont" style:family="text">
      <style:text-properties fo:color="#A9B7C6"/>
    </style:style>
    <style:style style:name="P179" style:parent-style-name="HTMLPreformatted" style:family="paragraph">
      <style:paragraph-properties fo:background-color="#2B2B2B"/>
    </style:style>
    <style:style style:name="T180" style:parent-style-name="DefaultParagraphFont" style:family="text">
      <style:text-properties fo:color="#A9B7C6"/>
    </style:style>
    <style:style style:name="T181" style:parent-style-name="DefaultParagraphFont" style:family="text">
      <style:text-properties fo:color="#6897BB"/>
    </style:style>
    <style:style style:name="T182" style:parent-style-name="DefaultParagraphFont" style:family="text">
      <style:text-properties fo:color="#6897BB"/>
    </style:style>
    <style:style style:name="T183" style:parent-style-name="DefaultParagraphFont" style:family="text">
      <style:text-properties fo:color="#8888C6"/>
    </style:style>
    <style:style style:name="T184" style:parent-style-name="DefaultParagraphFont" style:family="text">
      <style:text-properties fo:color="#A9B7C6"/>
    </style:style>
    <style:style style:name="P185" style:parent-style-name="HTMLPreformatted" style:family="paragraph">
      <style:paragraph-properties fo:background-color="#2B2B2B"/>
    </style:style>
    <style:style style:name="T186" style:parent-style-name="DefaultParagraphFont" style:family="text">
      <style:text-properties fo:color="#8888C6"/>
    </style:style>
    <style:style style:name="T187" style:parent-style-name="DefaultParagraphFont" style:family="text">
      <style:text-properties fo:color="#A9B7C6"/>
    </style:style>
    <style:style style:name="T188" style:parent-style-name="DefaultParagraphFont" style:family="text">
      <style:text-properties fo:color="#6897BB"/>
    </style:style>
    <style:style style:name="T189" style:parent-style-name="DefaultParagraphFont" style:family="text">
      <style:text-properties fo:color="#A9B7C6"/>
    </style:style>
    <style:style style:name="T190" style:parent-style-name="DefaultParagraphFont" style:family="text">
      <style:text-properties fo:color="#6897BB"/>
    </style:style>
    <style:style style:name="T191" style:parent-style-name="DefaultParagraphFont" style:family="text">
      <style:text-properties fo:color="#A9B7C6"/>
    </style:style>
    <style:style style:name="P192" style:parent-style-name="HTMLPreformatted" style:family="paragraph">
      <style:paragraph-properties fo:background-color="#2B2B2B"/>
    </style:style>
    <style:style style:name="T193" style:parent-style-name="DefaultParagraphFont" style:family="text">
      <style:text-properties fo:color="#A9B7C6"/>
    </style:style>
    <style:style style:name="T194" style:parent-style-name="DefaultParagraphFont" style:family="text">
      <style:text-properties fo:color="#6897BB"/>
    </style:style>
    <style:style style:name="T195" style:parent-style-name="DefaultParagraphFont" style:family="text">
      <style:text-properties fo:color="#6897BB"/>
    </style:style>
    <style:style style:name="T196" style:parent-style-name="DefaultParagraphFont" style:family="text">
      <style:text-properties fo:color="#8888C6"/>
    </style:style>
    <style:style style:name="T197" style:parent-style-name="DefaultParagraphFont" style:family="text">
      <style:text-properties fo:color="#A9B7C6"/>
    </style:style>
    <style:style style:name="T198" style:parent-style-name="DefaultParagraphFont" style:family="text">
      <style:text-properties fo:color="#8888C6"/>
    </style:style>
    <style:style style:name="T199" style:parent-style-name="DefaultParagraphFont" style:family="text">
      <style:text-properties fo:color="#A9B7C6"/>
    </style:style>
    <style:style style:name="P200" style:parent-style-name="HTMLPreformatted" style:family="paragraph">
      <style:paragraph-properties fo:background-color="#2B2B2B"/>
    </style:style>
    <style:style style:name="T201" style:parent-style-name="DefaultParagraphFont" style:family="text">
      <style:text-properties fo:color="#A9B7C6"/>
    </style:style>
    <style:style style:name="T202" style:parent-style-name="DefaultParagraphFont" style:family="text">
      <style:text-properties fo:color="#6897BB"/>
    </style:style>
    <style:style style:name="T203" style:parent-style-name="DefaultParagraphFont" style:family="text">
      <style:text-properties fo:color="#6897BB"/>
    </style:style>
    <style:style style:name="T204" style:parent-style-name="DefaultParagraphFont" style:family="text">
      <style:text-properties fo:color="#8888C6"/>
    </style:style>
    <style:style style:name="T205" style:parent-style-name="DefaultParagraphFont" style:family="text">
      <style:text-properties fo:color="#A9B7C6"/>
    </style:style>
    <style:style style:name="T206" style:parent-style-name="DefaultParagraphFont" style:family="text">
      <style:text-properties fo:color="#8888C6"/>
    </style:style>
    <style:style style:name="T207" style:parent-style-name="DefaultParagraphFont" style:family="text">
      <style:text-properties fo:color="#A9B7C6"/>
    </style:style>
    <style:style style:name="P208" style:parent-style-name="HTMLPreformatted" style:family="paragraph">
      <style:paragraph-properties fo:background-color="#2B2B2B"/>
      <style:text-properties fo:color="#A9B7C6"/>
    </style:style>
    <style:style style:name="T209" style:parent-style-name="DefaultParagraphFont" style:family="text">
      <style:text-properties fo:background-color="#FFFF00"/>
    </style:style>
    <style:style style:name="P210" style:parent-style-name="HTMLPreformatted" style:family="paragraph">
      <style:paragraph-properties fo:background-color="#2B2B2B"/>
    </style:style>
    <style:style style:name="T211" style:parent-style-name="DefaultParagraphFont" style:family="text">
      <style:text-properties fo:color="#A9B7C6"/>
    </style:style>
    <style:style style:name="T212" style:parent-style-name="DefaultParagraphFont" style:family="text">
      <style:text-properties fo:color="#8888C6"/>
    </style:style>
    <style:style style:name="T213" style:parent-style-name="DefaultParagraphFont" style:family="text">
      <style:text-properties fo:color="#A9B7C6"/>
    </style:style>
    <style:style style:name="T214" style:parent-style-name="DefaultParagraphFont" style:family="text">
      <style:text-properties fo:color="#6A8759"/>
    </style:style>
    <style:style style:name="T215" style:parent-style-name="DefaultParagraphFont" style:family="text">
      <style:text-properties fo:color="#A9B7C6"/>
    </style:style>
    <style:style style:name="T216" style:parent-style-name="DefaultParagraphFont" style:family="text">
      <style:text-properties fo:color="#A9B7C6"/>
    </style:style>
    <style:style style:name="T217" style:parent-style-name="DefaultParagraphFont" style:family="text">
      <style:text-properties fo:color="#8888C6"/>
    </style:style>
    <style:style style:name="T218" style:parent-style-name="DefaultParagraphFont" style:family="text">
      <style:text-properties fo:color="#A9B7C6"/>
    </style:style>
    <style:style style:name="T219" style:parent-style-name="DefaultParagraphFont" style:family="text">
      <style:text-properties fo:color="#6A8759"/>
    </style:style>
    <style:style style:name="T220" style:parent-style-name="DefaultParagraphFont" style:family="text">
      <style:text-properties fo:color="#A9B7C6"/>
    </style:style>
    <style:style style:name="T221" style:parent-style-name="DefaultParagraphFont" style:family="text">
      <style:text-properties fo:color="#6A8759"/>
    </style:style>
    <style:style style:name="T222" style:parent-style-name="DefaultParagraphFont" style:family="text">
      <style:text-properties fo:color="#A9B7C6"/>
    </style:style>
    <style:style style:name="P223" style:parent-style-name="HTMLPreformatted" style:family="paragraph">
      <style:paragraph-properties fo:background-color="#2B2B2B"/>
    </style:style>
    <style:style style:name="T224" style:parent-style-name="DefaultParagraphFont" style:family="text">
      <style:text-properties fo:color="#A9B7C6"/>
    </style:style>
    <style:style style:name="T225" style:parent-style-name="DefaultParagraphFont" style:family="text">
      <style:text-properties fo:color="#8888C6"/>
    </style:style>
    <style:style style:name="T226" style:parent-style-name="DefaultParagraphFont" style:family="text">
      <style:text-properties fo:color="#A9B7C6"/>
    </style:style>
    <style:style style:name="T227" style:parent-style-name="DefaultParagraphFont" style:family="text">
      <style:text-properties fo:color="#6A8759"/>
    </style:style>
    <style:style style:name="T228" style:parent-style-name="DefaultParagraphFont" style:family="text">
      <style:text-properties fo:color="#A9B7C6"/>
    </style:style>
    <style:style style:name="T229" style:parent-style-name="DefaultParagraphFont" style:family="text">
      <style:text-properties fo:color="#A9B7C6"/>
    </style:style>
    <style:style style:name="T230" style:parent-style-name="DefaultParagraphFont" style:family="text">
      <style:text-properties fo:color="#8888C6"/>
    </style:style>
    <style:style style:name="T231" style:parent-style-name="DefaultParagraphFont" style:family="text">
      <style:text-properties fo:color="#A9B7C6"/>
    </style:style>
    <style:style style:name="T232" style:parent-style-name="DefaultParagraphFont" style:family="text">
      <style:text-properties fo:color="#6A8759"/>
    </style:style>
    <style:style style:name="T233" style:parent-style-name="DefaultParagraphFont" style:family="text">
      <style:text-properties fo:color="#A9B7C6"/>
    </style:style>
    <style:style style:name="T234" style:parent-style-name="DefaultParagraphFont" style:family="text">
      <style:text-properties fo:color="#A9B7C6"/>
    </style:style>
    <style:style style:name="T235" style:parent-style-name="DefaultParagraphFont" style:family="text">
      <style:text-properties fo:color="#8888C6"/>
    </style:style>
    <style:style style:name="T236" style:parent-style-name="DefaultParagraphFont" style:family="text">
      <style:text-properties fo:color="#A9B7C6"/>
    </style:style>
    <style:style style:name="T237" style:parent-style-name="DefaultParagraphFont" style:family="text">
      <style:text-properties fo:color="#6A8759"/>
    </style:style>
    <style:style style:name="T238" style:parent-style-name="DefaultParagraphFont" style:family="text">
      <style:text-properties fo:color="#A9B7C6"/>
    </style:style>
    <style:style style:name="T239" style:parent-style-name="DefaultParagraphFont" style:family="text">
      <style:text-properties fo:color="#6A8759"/>
    </style:style>
    <style:style style:name="T240" style:parent-style-name="DefaultParagraphFont" style:family="text">
      <style:text-properties fo:color="#A9B7C6"/>
    </style:style>
    <style:style style:name="T241" style:parent-style-name="DefaultParagraphFont" style:family="text">
      <style:text-properties fo:color="#6A8759"/>
    </style:style>
    <style:style style:name="T242" style:parent-style-name="DefaultParagraphFont" style:family="text">
      <style:text-properties fo:color="#A9B7C6"/>
    </style:style>
    <style:style style:name="T243" style:parent-style-name="DefaultParagraphFont" style:family="text">
      <style:text-properties fo:background-color="#FFFF00"/>
    </style:style>
    <style:style style:name="P244" style:parent-style-name="HTMLPreformatted" style:family="paragraph">
      <style:paragraph-properties fo:background-color="#2B2B2B"/>
    </style:style>
    <style:style style:name="T245" style:parent-style-name="DefaultParagraphFont" style:family="text">
      <style:text-properties fo:color="#A9B7C6"/>
    </style:style>
    <style:style style:name="T246" style:parent-style-name="DefaultParagraphFont" style:family="text">
      <style:text-properties fo:color="#8888C6"/>
    </style:style>
    <style:style style:name="T247" style:parent-style-name="DefaultParagraphFont" style:family="text">
      <style:text-properties fo:color="#A9B7C6"/>
    </style:style>
    <style:style style:name="T248" style:parent-style-name="DefaultParagraphFont" style:family="text">
      <style:text-properties fo:color="#6A8759"/>
    </style:style>
    <style:style style:name="T249" style:parent-style-name="DefaultParagraphFont" style:family="text">
      <style:text-properties fo:color="#A9B7C6"/>
    </style:style>
    <style:style style:name="T250" style:parent-style-name="DefaultParagraphFont" style:family="text">
      <style:text-properties fo:color="#A9B7C6"/>
    </style:style>
    <style:style style:name="T251" style:parent-style-name="DefaultParagraphFont" style:family="text">
      <style:text-properties fo:color="#8888C6"/>
    </style:style>
    <style:style style:name="T252" style:parent-style-name="DefaultParagraphFont" style:family="text">
      <style:text-properties fo:color="#A9B7C6"/>
    </style:style>
    <style:style style:name="T253" style:parent-style-name="DefaultParagraphFont" style:family="text">
      <style:text-properties fo:color="#6A8759"/>
    </style:style>
    <style:style style:name="T254" style:parent-style-name="DefaultParagraphFont" style:family="text">
      <style:text-properties fo:color="#A9B7C6"/>
    </style:style>
    <style:style style:name="T255" style:parent-style-name="DefaultParagraphFont" style:family="text">
      <style:text-properties fo:color="#A9B7C6"/>
    </style:style>
    <style:style style:name="T256" style:parent-style-name="DefaultParagraphFont" style:family="text">
      <style:text-properties fo:color="#8888C6"/>
    </style:style>
    <style:style style:name="T257" style:parent-style-name="DefaultParagraphFont" style:family="text">
      <style:text-properties fo:color="#A9B7C6"/>
    </style:style>
    <style:style style:name="T258" style:parent-style-name="DefaultParagraphFont" style:family="text">
      <style:text-properties fo:color="#8888C6"/>
    </style:style>
    <style:style style:name="T259" style:parent-style-name="DefaultParagraphFont" style:family="text">
      <style:text-properties fo:color="#A9B7C6"/>
    </style:style>
    <style:style style:name="T260" style:parent-style-name="DefaultParagraphFont" style:family="text">
      <style:text-properties fo:color="#A9B7C6"/>
    </style:style>
    <style:style style:name="T261" style:parent-style-name="DefaultParagraphFont" style:family="text">
      <style:text-properties fo:color="#8888C6"/>
    </style:style>
    <style:style style:name="T262" style:parent-style-name="DefaultParagraphFont" style:family="text">
      <style:text-properties fo:color="#A9B7C6"/>
    </style:style>
    <style:style style:name="P263" style:parent-style-name="HTMLPreformatted" style:family="paragraph">
      <style:paragraph-properties fo:background-color="#2B2B2B"/>
      <style:text-properties fo:color="#A9B7C6"/>
    </style:style>
    <style:style style:name="P264" style:parent-style-name="HTMLPreformatted" style:family="paragraph">
      <style:paragraph-properties fo:background-color="#2B2B2B"/>
    </style:style>
    <style:style style:name="T265" style:parent-style-name="DefaultParagraphFont" style:family="text">
      <style:text-properties fo:color="#A9B7C6"/>
    </style:style>
    <style:style style:name="T266" style:parent-style-name="DefaultParagraphFont" style:family="text">
      <style:text-properties fo:color="#8888C6"/>
    </style:style>
    <style:style style:name="T267" style:parent-style-name="DefaultParagraphFont" style:family="text">
      <style:text-properties fo:color="#A9B7C6"/>
    </style:style>
    <style:style style:name="T268" style:parent-style-name="DefaultParagraphFont" style:family="text">
      <style:text-properties fo:color="#6A8759"/>
    </style:style>
    <style:style style:name="T269" style:parent-style-name="DefaultParagraphFont" style:family="text">
      <style:text-properties fo:color="#A9B7C6"/>
    </style:style>
    <style:style style:name="T270" style:parent-style-name="DefaultParagraphFont" style:family="text">
      <style:text-properties fo:color="#A9B7C6"/>
    </style:style>
    <style:style style:name="T271" style:parent-style-name="DefaultParagraphFont" style:family="text">
      <style:text-properties fo:color="#8888C6"/>
    </style:style>
    <style:style style:name="T272" style:parent-style-name="DefaultParagraphFont" style:family="text">
      <style:text-properties fo:color="#A9B7C6"/>
    </style:style>
    <style:style style:name="T273" style:parent-style-name="DefaultParagraphFont" style:family="text">
      <style:text-properties fo:color="#6A8759"/>
    </style:style>
    <style:style style:name="T274" style:parent-style-name="DefaultParagraphFont" style:family="text">
      <style:text-properties fo:color="#A9B7C6"/>
    </style:style>
    <style:style style:name="T275" style:parent-style-name="DefaultParagraphFont" style:family="text">
      <style:text-properties fo:color="#A9B7C6"/>
    </style:style>
    <style:style style:name="T276" style:parent-style-name="DefaultParagraphFont" style:family="text">
      <style:text-properties fo:color="#8888C6"/>
    </style:style>
    <style:style style:name="T277" style:parent-style-name="DefaultParagraphFont" style:family="text">
      <style:text-properties fo:color="#A9B7C6"/>
    </style:style>
    <style:style style:name="T278" style:parent-style-name="DefaultParagraphFont" style:family="text">
      <style:text-properties fo:color="#8888C6"/>
    </style:style>
    <style:style style:name="T279" style:parent-style-name="DefaultParagraphFont" style:family="text">
      <style:text-properties fo:color="#A9B7C6"/>
    </style:style>
    <style:style style:name="T280" style:parent-style-name="DefaultParagraphFont" style:family="text">
      <style:text-properties fo:color="#A9B7C6"/>
    </style:style>
    <style:style style:name="T281" style:parent-style-name="DefaultParagraphFont" style:family="text">
      <style:text-properties fo:color="#8888C6"/>
    </style:style>
    <style:style style:name="T282" style:parent-style-name="DefaultParagraphFont" style:family="text">
      <style:text-properties fo:color="#A9B7C6"/>
    </style:style>
    <style:style style:name="T283" style:parent-style-name="DefaultParagraphFont" style:family="text">
      <style:text-properties fo:background-color="#FFFF00"/>
    </style:style>
    <style:style style:name="P284" style:parent-style-name="HTMLPreformatted" style:family="paragraph">
      <style:paragraph-properties fo:background-color="#2B2B2B"/>
    </style:style>
    <style:style style:name="T285" style:parent-style-name="DefaultParagraphFont" style:family="text">
      <style:text-properties fo:color="#A9B7C6"/>
    </style:style>
    <style:style style:name="T286" style:parent-style-name="DefaultParagraphFont" style:family="text">
      <style:text-properties fo:color="#8888C6"/>
    </style:style>
    <style:style style:name="T287" style:parent-style-name="DefaultParagraphFont" style:family="text">
      <style:text-properties fo:color="#A9B7C6"/>
    </style:style>
    <style:style style:name="T288" style:parent-style-name="DefaultParagraphFont" style:family="text">
      <style:text-properties fo:color="#6A8759"/>
    </style:style>
    <style:style style:name="T289" style:parent-style-name="DefaultParagraphFont" style:family="text">
      <style:text-properties fo:color="#A9B7C6"/>
    </style:style>
    <style:style style:name="T290" style:parent-style-name="DefaultParagraphFont" style:family="text">
      <style:text-properties fo:color="#A9B7C6"/>
    </style:style>
    <style:style style:name="T291" style:parent-style-name="DefaultParagraphFont" style:family="text">
      <style:text-properties fo:color="#8888C6"/>
    </style:style>
    <style:style style:name="T292" style:parent-style-name="DefaultParagraphFont" style:family="text">
      <style:text-properties fo:color="#A9B7C6"/>
    </style:style>
    <style:style style:name="T293" style:parent-style-name="DefaultParagraphFont" style:family="text">
      <style:text-properties fo:color="#6A8759"/>
    </style:style>
    <style:style style:name="T294" style:parent-style-name="DefaultParagraphFont" style:family="text">
      <style:text-properties fo:color="#A9B7C6"/>
    </style:style>
    <style:style style:name="T295" style:parent-style-name="DefaultParagraphFont" style:family="text">
      <style:text-properties fo:color="#A9B7C6"/>
    </style:style>
    <style:style style:name="T296" style:parent-style-name="DefaultParagraphFont" style:family="text">
      <style:text-properties fo:color="#8888C6"/>
    </style:style>
    <style:style style:name="T297" style:parent-style-name="DefaultParagraphFont" style:family="text">
      <style:text-properties fo:color="#A9B7C6"/>
    </style:style>
    <style:style style:name="T298" style:parent-style-name="DefaultParagraphFont" style:family="text">
      <style:text-properties fo:color="#6A8759"/>
    </style:style>
    <style:style style:name="T299" style:parent-style-name="DefaultParagraphFont" style:family="text">
      <style:text-properties fo:color="#A9B7C6"/>
    </style:style>
    <style:style style:name="T300" style:parent-style-name="DefaultParagraphFont" style:family="text">
      <style:text-properties fo:color="#A9B7C6"/>
    </style:style>
    <style:style style:name="T301" style:parent-style-name="DefaultParagraphFont" style:family="text">
      <style:text-properties fo:color="#8888C6"/>
    </style:style>
    <style:style style:name="T302" style:parent-style-name="DefaultParagraphFont" style:family="text">
      <style:text-properties fo:color="#A9B7C6"/>
    </style:style>
    <style:style style:name="T303" style:parent-style-name="DefaultParagraphFont" style:family="text">
      <style:text-properties fo:color="#6A8759"/>
    </style:style>
    <style:style style:name="T304" style:parent-style-name="DefaultParagraphFont" style:family="text">
      <style:text-properties fo:color="#A9B7C6"/>
    </style:style>
    <style:style style:name="T305" style:parent-style-name="DefaultParagraphFont" style:family="text">
      <style:text-properties fo:color="#A9B7C6"/>
    </style:style>
    <style:style style:name="T306" style:parent-style-name="DefaultParagraphFont" style:family="text">
      <style:text-properties fo:color="#8888C6"/>
    </style:style>
    <style:style style:name="T307" style:parent-style-name="DefaultParagraphFont" style:family="text">
      <style:text-properties fo:color="#A9B7C6"/>
    </style:style>
    <style:style style:name="T308" style:parent-style-name="DefaultParagraphFont" style:family="text">
      <style:text-properties fo:color="#6A8759"/>
    </style:style>
    <style:style style:name="T309" style:parent-style-name="DefaultParagraphFont" style:family="text">
      <style:text-properties fo:color="#A9B7C6"/>
    </style:style>
    <style:style style:name="T310" style:parent-style-name="DefaultParagraphFont" style:family="text">
      <style:text-properties fo:color="#6A8759"/>
    </style:style>
    <style:style style:name="T311" style:parent-style-name="DefaultParagraphFont" style:family="text">
      <style:text-properties fo:color="#A9B7C6"/>
    </style:style>
    <style:style style:name="T312" style:parent-style-name="DefaultParagraphFont" style:family="text">
      <style:text-properties fo:color="#A9B7C6"/>
    </style:style>
    <style:style style:name="T313" style:parent-style-name="DefaultParagraphFont" style:family="text">
      <style:text-properties fo:color="#8888C6"/>
    </style:style>
    <style:style style:name="T314" style:parent-style-name="DefaultParagraphFont" style:family="text">
      <style:text-properties fo:color="#A9B7C6"/>
    </style:style>
    <style:style style:name="T315" style:parent-style-name="DefaultParagraphFont" style:family="text">
      <style:text-properties fo:color="#6A8759"/>
    </style:style>
    <style:style style:name="T316" style:parent-style-name="DefaultParagraphFont" style:family="text">
      <style:text-properties fo:color="#A9B7C6"/>
    </style:style>
    <style:style style:name="T317" style:parent-style-name="DefaultParagraphFont" style:family="text">
      <style:text-properties fo:background-color="#FFFF00"/>
    </style:style>
    <style:style style:name="P318" style:parent-style-name="HTMLPreformatted" style:family="paragraph">
      <style:paragraph-properties fo:background-color="#2B2B2B"/>
    </style:style>
    <style:style style:name="T319" style:parent-style-name="DefaultParagraphFont" style:family="text">
      <style:text-properties fo:color="#A9B7C6"/>
    </style:style>
    <style:style style:name="T320" style:parent-style-name="DefaultParagraphFont" style:family="text">
      <style:text-properties fo:color="#6A8759"/>
    </style:style>
    <style:style style:name="T321" style:parent-style-name="DefaultParagraphFont" style:family="text">
      <style:text-properties fo:color="#CC7832"/>
    </style:style>
    <style:style style:name="T322" style:parent-style-name="DefaultParagraphFont" style:family="text">
      <style:text-properties fo:color="#6A8759"/>
    </style:style>
    <style:style style:name="T323" style:parent-style-name="DefaultParagraphFont" style:family="text">
      <style:text-properties fo:color="#CC7832"/>
    </style:style>
    <style:style style:name="T324" style:parent-style-name="DefaultParagraphFont" style:family="text">
      <style:text-properties fo:color="#6A8759"/>
    </style:style>
    <style:style style:name="T325" style:parent-style-name="DefaultParagraphFont" style:family="text">
      <style:text-properties fo:color="#A9B7C6"/>
    </style:style>
    <style:style style:name="T326" style:parent-style-name="DefaultParagraphFont" style:family="text">
      <style:text-properties fo:color="#A9B7C6"/>
    </style:style>
    <style:style style:name="T327" style:parent-style-name="DefaultParagraphFont" style:family="text">
      <style:text-properties fo:color="#8888C6"/>
    </style:style>
    <style:style style:name="T328" style:parent-style-name="DefaultParagraphFont" style:family="text">
      <style:text-properties fo:color="#A9B7C6"/>
    </style:style>
    <style:style style:name="P329" style:parent-style-name="HTMLPreformatted" style:family="paragraph">
      <style:paragraph-properties fo:background-color="#2B2B2B"/>
    </style:style>
    <style:style style:name="T330" style:parent-style-name="DefaultParagraphFont" style:family="text">
      <style:text-properties fo:color="#A9B7C6"/>
    </style:style>
    <style:style style:name="T331" style:parent-style-name="DefaultParagraphFont" style:family="text">
      <style:text-properties fo:color="#6A8759"/>
    </style:style>
    <style:style style:name="T332" style:parent-style-name="DefaultParagraphFont" style:family="text">
      <style:text-properties fo:color="#CC7832"/>
    </style:style>
    <style:style style:name="T333" style:parent-style-name="DefaultParagraphFont" style:family="text">
      <style:text-properties fo:color="#6A8759"/>
    </style:style>
    <style:style style:name="T334" style:parent-style-name="DefaultParagraphFont" style:family="text">
      <style:text-properties fo:color="#CC7832"/>
    </style:style>
    <style:style style:name="T335" style:parent-style-name="DefaultParagraphFont" style:family="text">
      <style:text-properties fo:color="#6A8759"/>
    </style:style>
    <style:style style:name="T336" style:parent-style-name="DefaultParagraphFont" style:family="text">
      <style:text-properties fo:color="#A9B7C6"/>
    </style:style>
    <style:style style:name="T337" style:parent-style-name="DefaultParagraphFont" style:family="text">
      <style:text-properties fo:color="#A9B7C6"/>
    </style:style>
    <style:style style:name="T338" style:parent-style-name="DefaultParagraphFont" style:family="text">
      <style:text-properties fo:color="#8888C6"/>
    </style:style>
    <style:style style:name="T339" style:parent-style-name="DefaultParagraphFont" style:family="text">
      <style:text-properties fo:color="#A9B7C6"/>
    </style:style>
    <style:style style:name="T340" style:parent-style-name="DefaultParagraphFont" style:family="text">
      <style:text-properties fo:color="#6897BB"/>
    </style:style>
    <style:style style:name="T341" style:parent-style-name="DefaultParagraphFont" style:family="text">
      <style:text-properties fo:color="#A9B7C6"/>
    </style:style>
    <style:style style:name="P342" style:parent-style-name="HTMLPreformatted" style:family="paragraph">
      <style:paragraph-properties fo:background-color="#2B2B2B"/>
    </style:style>
    <style:style style:name="T343" style:parent-style-name="DefaultParagraphFont" style:family="text">
      <style:text-properties fo:color="#A9B7C6"/>
    </style:style>
    <style:style style:name="T344" style:parent-style-name="DefaultParagraphFont" style:family="text">
      <style:text-properties fo:color="#6A8759"/>
    </style:style>
    <style:style style:name="T345" style:parent-style-name="DefaultParagraphFont" style:family="text">
      <style:text-properties fo:color="#CC7832"/>
    </style:style>
    <style:style style:name="T346" style:parent-style-name="DefaultParagraphFont" style:family="text">
      <style:text-properties fo:color="#6A8759"/>
    </style:style>
    <style:style style:name="T347" style:parent-style-name="DefaultParagraphFont" style:family="text">
      <style:text-properties fo:color="#CC7832"/>
    </style:style>
    <style:style style:name="T348" style:parent-style-name="DefaultParagraphFont" style:family="text">
      <style:text-properties fo:color="#6A8759"/>
    </style:style>
    <style:style style:name="T349" style:parent-style-name="DefaultParagraphFont" style:family="text">
      <style:text-properties fo:color="#A9B7C6"/>
    </style:style>
    <style:style style:name="T350" style:parent-style-name="DefaultParagraphFont" style:family="text">
      <style:text-properties fo:color="#A9B7C6"/>
    </style:style>
    <style:style style:name="T351" style:parent-style-name="DefaultParagraphFont" style:family="text">
      <style:text-properties fo:color="#8888C6"/>
    </style:style>
    <style:style style:name="T352" style:parent-style-name="DefaultParagraphFont" style:family="text">
      <style:text-properties fo:color="#A9B7C6"/>
    </style:style>
    <style:style style:name="T353" style:parent-style-name="DefaultParagraphFont" style:family="text">
      <style:text-properties fo:color="#6897BB"/>
    </style:style>
    <style:style style:name="T354" style:parent-style-name="DefaultParagraphFont" style:family="text">
      <style:text-properties fo:color="#A9B7C6"/>
    </style:style>
    <style:style style:name="P355" style:parent-style-name="HTMLPreformatted" style:family="paragraph">
      <style:paragraph-properties fo:background-color="#2B2B2B"/>
    </style:style>
    <style:style style:name="T356" style:parent-style-name="DefaultParagraphFont" style:family="text">
      <style:text-properties fo:color="#A9B7C6"/>
    </style:style>
    <style:style style:name="T357" style:parent-style-name="DefaultParagraphFont" style:family="text">
      <style:text-properties fo:color="#6A8759"/>
    </style:style>
    <style:style style:name="T358" style:parent-style-name="DefaultParagraphFont" style:family="text">
      <style:text-properties fo:color="#CC7832"/>
    </style:style>
    <style:style style:name="T359" style:parent-style-name="DefaultParagraphFont" style:family="text">
      <style:text-properties fo:color="#6A8759"/>
    </style:style>
    <style:style style:name="T360" style:parent-style-name="DefaultParagraphFont" style:family="text">
      <style:text-properties fo:color="#CC7832"/>
    </style:style>
    <style:style style:name="T361" style:parent-style-name="DefaultParagraphFont" style:family="text">
      <style:text-properties fo:color="#6A8759"/>
    </style:style>
    <style:style style:name="T362" style:parent-style-name="DefaultParagraphFont" style:family="text">
      <style:text-properties fo:color="#A9B7C6"/>
    </style:style>
    <style:style style:name="T363" style:parent-style-name="DefaultParagraphFont" style:family="text">
      <style:text-properties fo:color="#A9B7C6"/>
    </style:style>
    <style:style style:name="T364" style:parent-style-name="DefaultParagraphFont" style:family="text">
      <style:text-properties fo:color="#8888C6"/>
    </style:style>
    <style:style style:name="T365" style:parent-style-name="DefaultParagraphFont" style:family="text">
      <style:text-properties fo:color="#A9B7C6"/>
    </style:style>
    <style:style style:name="T366" style:parent-style-name="DefaultParagraphFont" style:family="text">
      <style:text-properties fo:color="#6897BB"/>
    </style:style>
    <style:style style:name="T367" style:parent-style-name="DefaultParagraphFont" style:family="text">
      <style:text-properties fo:color="#A9B7C6"/>
    </style:style>
    <style:style style:name="P368" style:parent-style-name="HTMLPreformatted" style:family="paragraph">
      <style:paragraph-properties fo:background-color="#2B2B2B"/>
    </style:style>
    <style:style style:name="T369" style:parent-style-name="DefaultParagraphFont" style:family="text">
      <style:text-properties fo:color="#A9B7C6"/>
    </style:style>
    <style:style style:name="T370" style:parent-style-name="DefaultParagraphFont" style:family="text">
      <style:text-properties fo:color="#6A8759"/>
    </style:style>
    <style:style style:name="T371" style:parent-style-name="DefaultParagraphFont" style:family="text">
      <style:text-properties fo:color="#CC7832"/>
    </style:style>
    <style:style style:name="T372" style:parent-style-name="DefaultParagraphFont" style:family="text">
      <style:text-properties fo:color="#6A8759"/>
    </style:style>
    <style:style style:name="T373" style:parent-style-name="DefaultParagraphFont" style:family="text">
      <style:text-properties fo:color="#CC7832"/>
    </style:style>
    <style:style style:name="T374" style:parent-style-name="DefaultParagraphFont" style:family="text">
      <style:text-properties fo:color="#6A8759"/>
    </style:style>
    <style:style style:name="T375" style:parent-style-name="DefaultParagraphFont" style:family="text">
      <style:text-properties fo:color="#A9B7C6"/>
    </style:style>
    <style:style style:name="T376" style:parent-style-name="DefaultParagraphFont" style:family="text">
      <style:text-properties fo:color="#A9B7C6"/>
    </style:style>
    <style:style style:name="T377" style:parent-style-name="DefaultParagraphFont" style:family="text">
      <style:text-properties fo:color="#6897BB"/>
    </style:style>
    <style:style style:name="T378" style:parent-style-name="DefaultParagraphFont" style:family="text">
      <style:text-properties fo:color="#A9B7C6"/>
    </style:style>
    <style:style style:name="T379" style:parent-style-name="DefaultParagraphFont" style:family="text">
      <style:text-properties fo:color="#6A8759"/>
    </style:style>
    <style:style style:name="T380" style:parent-style-name="DefaultParagraphFont" style:family="text">
      <style:text-properties fo:color="#6A8759"/>
    </style:style>
    <style:style style:name="T381" style:parent-style-name="DefaultParagraphFont" style:family="text">
      <style:text-properties fo:color="#8888C6"/>
    </style:style>
    <style:style style:name="T382" style:parent-style-name="DefaultParagraphFont" style:family="text">
      <style:text-properties fo:color="#A9B7C6"/>
    </style:style>
    <style:style style:name="T383" style:parent-style-name="DefaultParagraphFont" style:family="text">
      <style:text-properties fo:color="#6897BB"/>
    </style:style>
    <style:style style:name="T384" style:parent-style-name="DefaultParagraphFont" style:family="text">
      <style:text-properties fo:color="#A9B7C6"/>
    </style:style>
    <style:style style:name="T385" style:parent-style-name="DefaultParagraphFont" style:family="text">
      <style:text-properties fo:background-color="#FFFF00"/>
    </style:style>
    <style:style style:name="P386" style:parent-style-name="HTMLPreformatted" style:family="paragraph">
      <style:paragraph-properties fo:background-color="#2B2B2B"/>
    </style:style>
    <style:style style:name="T387" style:parent-style-name="DefaultParagraphFont" style:family="text">
      <style:text-properties fo:color="#A9B7C6"/>
    </style:style>
    <style:style style:name="T388" style:parent-style-name="DefaultParagraphFont" style:family="text">
      <style:text-properties fo:color="#6897BB"/>
    </style:style>
    <style:style style:name="T389" style:parent-style-name="DefaultParagraphFont" style:family="text">
      <style:text-properties fo:color="#CC7832"/>
    </style:style>
    <style:style style:name="T390" style:parent-style-name="DefaultParagraphFont" style:family="text">
      <style:text-properties fo:color="#6897BB"/>
    </style:style>
    <style:style style:name="T391" style:parent-style-name="DefaultParagraphFont" style:family="text">
      <style:text-properties fo:color="#CC7832"/>
    </style:style>
    <style:style style:name="T392" style:parent-style-name="DefaultParagraphFont" style:family="text">
      <style:text-properties fo:color="#6897BB"/>
    </style:style>
    <style:style style:name="T393" style:parent-style-name="DefaultParagraphFont" style:family="text">
      <style:text-properties fo:color="#CC7832"/>
    </style:style>
    <style:style style:name="T394" style:parent-style-name="DefaultParagraphFont" style:family="text">
      <style:text-properties fo:color="#6897BB"/>
    </style:style>
    <style:style style:name="T395" style:parent-style-name="DefaultParagraphFont" style:family="text">
      <style:text-properties fo:color="#CC7832"/>
    </style:style>
    <style:style style:name="T396" style:parent-style-name="DefaultParagraphFont" style:family="text">
      <style:text-properties fo:color="#6897BB"/>
    </style:style>
    <style:style style:name="T397" style:parent-style-name="DefaultParagraphFont" style:family="text">
      <style:text-properties fo:color="#A9B7C6"/>
    </style:style>
    <style:style style:name="T398" style:parent-style-name="DefaultParagraphFont" style:family="text">
      <style:text-properties fo:color="#A9B7C6"/>
    </style:style>
    <style:style style:name="T399" style:parent-style-name="DefaultParagraphFont" style:family="text">
      <style:text-properties fo:color="#6A8759"/>
    </style:style>
    <style:style style:name="T400" style:parent-style-name="DefaultParagraphFont" style:family="text">
      <style:text-properties fo:color="#CC7832"/>
    </style:style>
    <style:style style:name="T401" style:parent-style-name="DefaultParagraphFont" style:family="text">
      <style:text-properties fo:color="#6A8759"/>
    </style:style>
    <style:style style:name="T402" style:parent-style-name="DefaultParagraphFont" style:family="text">
      <style:text-properties fo:color="#CC7832"/>
    </style:style>
    <style:style style:name="T403" style:parent-style-name="DefaultParagraphFont" style:family="text">
      <style:text-properties fo:color="#6A8759"/>
    </style:style>
    <style:style style:name="T404" style:parent-style-name="DefaultParagraphFont" style:family="text">
      <style:text-properties fo:color="#CC7832"/>
    </style:style>
    <style:style style:name="T405" style:parent-style-name="DefaultParagraphFont" style:family="text">
      <style:text-properties fo:color="#6A8759"/>
    </style:style>
    <style:style style:name="T406" style:parent-style-name="DefaultParagraphFont" style:family="text">
      <style:text-properties fo:color="#CC7832"/>
    </style:style>
    <style:style style:name="T407" style:parent-style-name="DefaultParagraphFont" style:family="text">
      <style:text-properties fo:color="#6A8759"/>
    </style:style>
    <style:style style:name="T408" style:parent-style-name="DefaultParagraphFont" style:family="text">
      <style:text-properties fo:color="#A9B7C6"/>
    </style:style>
    <style:style style:name="T409" style:parent-style-name="DefaultParagraphFont" style:family="text">
      <style:text-properties fo:color="#A9B7C6"/>
    </style:style>
    <style:style style:name="T410" style:parent-style-name="DefaultParagraphFont" style:family="text">
      <style:text-properties fo:color="#8888C6"/>
    </style:style>
    <style:style style:name="T411" style:parent-style-name="DefaultParagraphFont" style:family="text">
      <style:text-properties fo:color="#A9B7C6"/>
    </style:style>
    <style:style style:name="P412" style:parent-style-name="HTMLPreformatted" style:family="paragraph">
      <style:paragraph-properties fo:background-color="#2B2B2B"/>
      <style:text-properties fo:color="#A9B7C6"/>
    </style:style>
    <style:style style:name="P413" style:parent-style-name="HTMLPreformatted" style:family="paragraph">
      <style:paragraph-properties fo:background-color="#2B2B2B"/>
    </style:style>
    <style:style style:name="T414" style:parent-style-name="DefaultParagraphFont" style:family="text">
      <style:text-properties fo:color="#A9B7C6"/>
    </style:style>
    <style:style style:name="T415" style:parent-style-name="DefaultParagraphFont" style:family="text">
      <style:text-properties fo:color="#6897BB"/>
    </style:style>
    <style:style style:name="T416" style:parent-style-name="DefaultParagraphFont" style:family="text">
      <style:text-properties fo:color="#CC7832"/>
    </style:style>
    <style:style style:name="T417" style:parent-style-name="DefaultParagraphFont" style:family="text">
      <style:text-properties fo:color="#6897BB"/>
    </style:style>
    <style:style style:name="T418" style:parent-style-name="DefaultParagraphFont" style:family="text">
      <style:text-properties fo:color="#CC7832"/>
    </style:style>
    <style:style style:name="T419" style:parent-style-name="DefaultParagraphFont" style:family="text">
      <style:text-properties fo:color="#6897BB"/>
    </style:style>
    <style:style style:name="T420" style:parent-style-name="DefaultParagraphFont" style:family="text">
      <style:text-properties fo:color="#CC7832"/>
    </style:style>
    <style:style style:name="T421" style:parent-style-name="DefaultParagraphFont" style:family="text">
      <style:text-properties fo:color="#6897BB"/>
    </style:style>
    <style:style style:name="T422" style:parent-style-name="DefaultParagraphFont" style:family="text">
      <style:text-properties fo:color="#CC7832"/>
    </style:style>
    <style:style style:name="T423" style:parent-style-name="DefaultParagraphFont" style:family="text">
      <style:text-properties fo:color="#6897BB"/>
    </style:style>
    <style:style style:name="T424" style:parent-style-name="DefaultParagraphFont" style:family="text">
      <style:text-properties fo:color="#A9B7C6"/>
    </style:style>
    <style:style style:name="T425" style:parent-style-name="DefaultParagraphFont" style:family="text">
      <style:text-properties fo:color="#A9B7C6"/>
    </style:style>
    <style:style style:name="T426" style:parent-style-name="DefaultParagraphFont" style:family="text">
      <style:text-properties fo:color="#6A8759"/>
    </style:style>
    <style:style style:name="T427" style:parent-style-name="DefaultParagraphFont" style:family="text">
      <style:text-properties fo:color="#CC7832"/>
    </style:style>
    <style:style style:name="T428" style:parent-style-name="DefaultParagraphFont" style:family="text">
      <style:text-properties fo:color="#6A8759"/>
    </style:style>
    <style:style style:name="T429" style:parent-style-name="DefaultParagraphFont" style:family="text">
      <style:text-properties fo:color="#CC7832"/>
    </style:style>
    <style:style style:name="T430" style:parent-style-name="DefaultParagraphFont" style:family="text">
      <style:text-properties fo:color="#6A8759"/>
    </style:style>
    <style:style style:name="T431" style:parent-style-name="DefaultParagraphFont" style:family="text">
      <style:text-properties fo:color="#CC7832"/>
    </style:style>
    <style:style style:name="T432" style:parent-style-name="DefaultParagraphFont" style:family="text">
      <style:text-properties fo:color="#6A8759"/>
    </style:style>
    <style:style style:name="T433" style:parent-style-name="DefaultParagraphFont" style:family="text">
      <style:text-properties fo:color="#CC7832"/>
    </style:style>
    <style:style style:name="T434" style:parent-style-name="DefaultParagraphFont" style:family="text">
      <style:text-properties fo:color="#6A8759"/>
    </style:style>
    <style:style style:name="T435" style:parent-style-name="DefaultParagraphFont" style:family="text">
      <style:text-properties fo:color="#A9B7C6"/>
    </style:style>
    <style:style style:name="T436" style:parent-style-name="DefaultParagraphFont" style:family="text">
      <style:text-properties fo:color="#A9B7C6"/>
    </style:style>
    <style:style style:name="T437" style:parent-style-name="DefaultParagraphFont" style:family="text">
      <style:text-properties fo:color="#A9B7C6"/>
    </style:style>
    <style:style style:name="T438" style:parent-style-name="DefaultParagraphFont" style:family="text">
      <style:text-properties fo:color="#8888C6"/>
    </style:style>
    <style:style style:name="T439" style:parent-style-name="DefaultParagraphFont" style:family="text">
      <style:text-properties fo:color="#A9B7C6"/>
    </style:style>
    <style:style style:name="P440" style:parent-style-name="HTMLPreformatted" style:family="paragraph">
      <style:paragraph-properties fo:background-color="#2B2B2B"/>
      <style:text-properties fo:color="#A9B7C6"/>
    </style:style>
    <style:style style:name="P441" style:parent-style-name="HTMLPreformatted" style:family="paragraph">
      <style:paragraph-properties fo:background-color="#2B2B2B"/>
    </style:style>
    <style:style style:name="T442" style:parent-style-name="DefaultParagraphFont" style:family="text">
      <style:text-properties fo:color="#A9B7C6"/>
    </style:style>
    <style:style style:name="T443" style:parent-style-name="DefaultParagraphFont" style:family="text">
      <style:text-properties fo:color="#6897BB"/>
    </style:style>
    <style:style style:name="T444" style:parent-style-name="DefaultParagraphFont" style:family="text">
      <style:text-properties fo:color="#CC7832"/>
    </style:style>
    <style:style style:name="T445" style:parent-style-name="DefaultParagraphFont" style:family="text">
      <style:text-properties fo:color="#6897BB"/>
    </style:style>
    <style:style style:name="T446" style:parent-style-name="DefaultParagraphFont" style:family="text">
      <style:text-properties fo:color="#CC7832"/>
    </style:style>
    <style:style style:name="T447" style:parent-style-name="DefaultParagraphFont" style:family="text">
      <style:text-properties fo:color="#6897BB"/>
    </style:style>
    <style:style style:name="T448" style:parent-style-name="DefaultParagraphFont" style:family="text">
      <style:text-properties fo:color="#CC7832"/>
    </style:style>
    <style:style style:name="T449" style:parent-style-name="DefaultParagraphFont" style:family="text">
      <style:text-properties fo:color="#6897BB"/>
    </style:style>
    <style:style style:name="T450" style:parent-style-name="DefaultParagraphFont" style:family="text">
      <style:text-properties fo:color="#CC7832"/>
    </style:style>
    <style:style style:name="T451" style:parent-style-name="DefaultParagraphFont" style:family="text">
      <style:text-properties fo:color="#6897BB"/>
    </style:style>
    <style:style style:name="T452" style:parent-style-name="DefaultParagraphFont" style:family="text">
      <style:text-properties fo:color="#A9B7C6"/>
    </style:style>
    <style:style style:name="T453" style:parent-style-name="DefaultParagraphFont" style:family="text">
      <style:text-properties fo:color="#A9B7C6"/>
    </style:style>
    <style:style style:name="T454" style:parent-style-name="DefaultParagraphFont" style:family="text">
      <style:text-properties fo:color="#6A8759"/>
    </style:style>
    <style:style style:name="T455" style:parent-style-name="DefaultParagraphFont" style:family="text">
      <style:text-properties fo:color="#CC7832"/>
    </style:style>
    <style:style style:name="T456" style:parent-style-name="DefaultParagraphFont" style:family="text">
      <style:text-properties fo:color="#6A8759"/>
    </style:style>
    <style:style style:name="T457" style:parent-style-name="DefaultParagraphFont" style:family="text">
      <style:text-properties fo:color="#CC7832"/>
    </style:style>
    <style:style style:name="T458" style:parent-style-name="DefaultParagraphFont" style:family="text">
      <style:text-properties fo:color="#6A8759"/>
    </style:style>
    <style:style style:name="T459" style:parent-style-name="DefaultParagraphFont" style:family="text">
      <style:text-properties fo:color="#CC7832"/>
    </style:style>
    <style:style style:name="T460" style:parent-style-name="DefaultParagraphFont" style:family="text">
      <style:text-properties fo:color="#6A8759"/>
    </style:style>
    <style:style style:name="T461" style:parent-style-name="DefaultParagraphFont" style:family="text">
      <style:text-properties fo:color="#CC7832"/>
    </style:style>
    <style:style style:name="T462" style:parent-style-name="DefaultParagraphFont" style:family="text">
      <style:text-properties fo:color="#6A8759"/>
    </style:style>
    <style:style style:name="T463" style:parent-style-name="DefaultParagraphFont" style:family="text">
      <style:text-properties fo:color="#A9B7C6"/>
    </style:style>
    <style:style style:name="T464" style:parent-style-name="DefaultParagraphFont" style:family="text">
      <style:text-properties fo:color="#A9B7C6"/>
    </style:style>
    <style:style style:name="T465" style:parent-style-name="DefaultParagraphFont" style:family="text">
      <style:text-properties fo:color="#A9B7C6"/>
    </style:style>
    <style:style style:name="T466" style:parent-style-name="DefaultParagraphFont" style:family="text">
      <style:text-properties fo:color="#8888C6"/>
    </style:style>
    <style:style style:name="T467" style:parent-style-name="DefaultParagraphFont" style:family="text">
      <style:text-properties fo:color="#A9B7C6"/>
    </style:style>
    <style:style style:name="P468" style:parent-style-name="HTMLPreformatted" style:family="paragraph">
      <style:paragraph-properties fo:background-color="#2B2B2B"/>
      <style:text-properties fo:color="#A9B7C6"/>
    </style:style>
    <style:style style:name="P469" style:parent-style-name="HTMLPreformatted" style:family="paragraph">
      <style:paragraph-properties fo:background-color="#2B2B2B"/>
    </style:style>
    <style:style style:name="T470" style:parent-style-name="DefaultParagraphFont" style:family="text">
      <style:text-properties fo:color="#A9B7C6"/>
    </style:style>
    <style:style style:name="T471" style:parent-style-name="DefaultParagraphFont" style:family="text">
      <style:text-properties fo:color="#6897BB"/>
    </style:style>
    <style:style style:name="T472" style:parent-style-name="DefaultParagraphFont" style:family="text">
      <style:text-properties fo:color="#CC7832"/>
    </style:style>
    <style:style style:name="T473" style:parent-style-name="DefaultParagraphFont" style:family="text">
      <style:text-properties fo:color="#6897BB"/>
    </style:style>
    <style:style style:name="T474" style:parent-style-name="DefaultParagraphFont" style:family="text">
      <style:text-properties fo:color="#CC7832"/>
    </style:style>
    <style:style style:name="T475" style:parent-style-name="DefaultParagraphFont" style:family="text">
      <style:text-properties fo:color="#6897BB"/>
    </style:style>
    <style:style style:name="T476" style:parent-style-name="DefaultParagraphFont" style:family="text">
      <style:text-properties fo:color="#CC7832"/>
    </style:style>
    <style:style style:name="T477" style:parent-style-name="DefaultParagraphFont" style:family="text">
      <style:text-properties fo:color="#6897BB"/>
    </style:style>
    <style:style style:name="T478" style:parent-style-name="DefaultParagraphFont" style:family="text">
      <style:text-properties fo:color="#CC7832"/>
    </style:style>
    <style:style style:name="T479" style:parent-style-name="DefaultParagraphFont" style:family="text">
      <style:text-properties fo:color="#6897BB"/>
    </style:style>
    <style:style style:name="T480" style:parent-style-name="DefaultParagraphFont" style:family="text">
      <style:text-properties fo:color="#A9B7C6"/>
    </style:style>
    <style:style style:name="T481" style:parent-style-name="DefaultParagraphFont" style:family="text">
      <style:text-properties fo:color="#A9B7C6"/>
    </style:style>
    <style:style style:name="T482" style:parent-style-name="DefaultParagraphFont" style:family="text">
      <style:text-properties fo:color="#6A8759"/>
    </style:style>
    <style:style style:name="T483" style:parent-style-name="DefaultParagraphFont" style:family="text">
      <style:text-properties fo:color="#CC7832"/>
    </style:style>
    <style:style style:name="T484" style:parent-style-name="DefaultParagraphFont" style:family="text">
      <style:text-properties fo:color="#6A8759"/>
    </style:style>
    <style:style style:name="T485" style:parent-style-name="DefaultParagraphFont" style:family="text">
      <style:text-properties fo:color="#CC7832"/>
    </style:style>
    <style:style style:name="T486" style:parent-style-name="DefaultParagraphFont" style:family="text">
      <style:text-properties fo:color="#6A8759"/>
    </style:style>
    <style:style style:name="T487" style:parent-style-name="DefaultParagraphFont" style:family="text">
      <style:text-properties fo:color="#CC7832"/>
    </style:style>
    <style:style style:name="T488" style:parent-style-name="DefaultParagraphFont" style:family="text">
      <style:text-properties fo:color="#6A8759"/>
    </style:style>
    <style:style style:name="T489" style:parent-style-name="DefaultParagraphFont" style:family="text">
      <style:text-properties fo:color="#CC7832"/>
    </style:style>
    <style:style style:name="T490" style:parent-style-name="DefaultParagraphFont" style:family="text">
      <style:text-properties fo:color="#6A8759"/>
    </style:style>
    <style:style style:name="T491" style:parent-style-name="DefaultParagraphFont" style:family="text">
      <style:text-properties fo:color="#A9B7C6"/>
    </style:style>
    <style:style style:name="T492" style:parent-style-name="DefaultParagraphFont" style:family="text">
      <style:text-properties fo:color="#A9B7C6"/>
    </style:style>
    <style:style style:name="T493" style:parent-style-name="DefaultParagraphFont" style:family="text">
      <style:text-properties fo:color="#6A8759"/>
    </style:style>
    <style:style style:name="T494" style:parent-style-name="DefaultParagraphFont" style:family="text">
      <style:text-properties fo:color="#A9B7C6"/>
    </style:style>
    <style:style style:name="T495" style:parent-style-name="DefaultParagraphFont" style:family="text">
      <style:text-properties fo:color="#A9B7C6"/>
    </style:style>
    <style:style style:name="T496" style:parent-style-name="DefaultParagraphFont" style:family="text">
      <style:text-properties fo:color="#8888C6"/>
    </style:style>
    <style:style style:name="T497" style:parent-style-name="DefaultParagraphFont" style:family="text">
      <style:text-properties fo:color="#A9B7C6"/>
    </style:style>
    <style:style style:name="P498" style:parent-style-name="HTMLPreformatted" style:family="paragraph">
      <style:paragraph-properties fo:background-color="#2B2B2B"/>
      <style:text-properties fo:color="#A9B7C6"/>
    </style:style>
    <style:style style:name="P499" style:parent-style-name="HTMLPreformatted" style:family="paragraph">
      <style:paragraph-properties fo:background-color="#2B2B2B"/>
    </style:style>
    <style:style style:name="T500" style:parent-style-name="DefaultParagraphFont" style:family="text">
      <style:text-properties fo:color="#A9B7C6"/>
    </style:style>
    <style:style style:name="T501" style:parent-style-name="DefaultParagraphFont" style:family="text">
      <style:text-properties fo:color="#6897BB"/>
    </style:style>
    <style:style style:name="T502" style:parent-style-name="DefaultParagraphFont" style:family="text">
      <style:text-properties fo:color="#CC7832"/>
    </style:style>
    <style:style style:name="T503" style:parent-style-name="DefaultParagraphFont" style:family="text">
      <style:text-properties fo:color="#6897BB"/>
    </style:style>
    <style:style style:name="T504" style:parent-style-name="DefaultParagraphFont" style:family="text">
      <style:text-properties fo:color="#CC7832"/>
    </style:style>
    <style:style style:name="T505" style:parent-style-name="DefaultParagraphFont" style:family="text">
      <style:text-properties fo:color="#6897BB"/>
    </style:style>
    <style:style style:name="T506" style:parent-style-name="DefaultParagraphFont" style:family="text">
      <style:text-properties fo:color="#CC7832"/>
    </style:style>
    <style:style style:name="T507" style:parent-style-name="DefaultParagraphFont" style:family="text">
      <style:text-properties fo:color="#6897BB"/>
    </style:style>
    <style:style style:name="T508" style:parent-style-name="DefaultParagraphFont" style:family="text">
      <style:text-properties fo:color="#CC7832"/>
    </style:style>
    <style:style style:name="T509" style:parent-style-name="DefaultParagraphFont" style:family="text">
      <style:text-properties fo:color="#6897BB"/>
    </style:style>
    <style:style style:name="T510" style:parent-style-name="DefaultParagraphFont" style:family="text">
      <style:text-properties fo:color="#A9B7C6"/>
    </style:style>
    <style:style style:name="T511" style:parent-style-name="DefaultParagraphFont" style:family="text">
      <style:text-properties fo:color="#A9B7C6"/>
    </style:style>
    <style:style style:name="T512" style:parent-style-name="DefaultParagraphFont" style:family="text">
      <style:text-properties fo:color="#6A8759"/>
    </style:style>
    <style:style style:name="T513" style:parent-style-name="DefaultParagraphFont" style:family="text">
      <style:text-properties fo:color="#CC7832"/>
    </style:style>
    <style:style style:name="T514" style:parent-style-name="DefaultParagraphFont" style:family="text">
      <style:text-properties fo:color="#6A8759"/>
    </style:style>
    <style:style style:name="T515" style:parent-style-name="DefaultParagraphFont" style:family="text">
      <style:text-properties fo:color="#CC7832"/>
    </style:style>
    <style:style style:name="T516" style:parent-style-name="DefaultParagraphFont" style:family="text">
      <style:text-properties fo:color="#6A8759"/>
    </style:style>
    <style:style style:name="T517" style:parent-style-name="DefaultParagraphFont" style:family="text">
      <style:text-properties fo:color="#CC7832"/>
    </style:style>
    <style:style style:name="T518" style:parent-style-name="DefaultParagraphFont" style:family="text">
      <style:text-properties fo:color="#6A8759"/>
    </style:style>
    <style:style style:name="T519" style:parent-style-name="DefaultParagraphFont" style:family="text">
      <style:text-properties fo:color="#CC7832"/>
    </style:style>
    <style:style style:name="T520" style:parent-style-name="DefaultParagraphFont" style:family="text">
      <style:text-properties fo:color="#6A8759"/>
    </style:style>
    <style:style style:name="T521" style:parent-style-name="DefaultParagraphFont" style:family="text">
      <style:text-properties fo:color="#A9B7C6"/>
    </style:style>
    <style:style style:name="T522" style:parent-style-name="DefaultParagraphFont" style:family="text">
      <style:text-properties fo:color="#A9B7C6"/>
    </style:style>
    <style:style style:name="T523" style:parent-style-name="DefaultParagraphFont" style:family="text">
      <style:text-properties fo:color="#6A8759"/>
    </style:style>
    <style:style style:name="T524" style:parent-style-name="DefaultParagraphFont" style:family="text">
      <style:text-properties fo:color="#A9B7C6"/>
    </style:style>
    <style:style style:name="T525" style:parent-style-name="DefaultParagraphFont" style:family="text">
      <style:text-properties fo:color="#A9B7C6"/>
    </style:style>
    <style:style style:name="T526" style:parent-style-name="DefaultParagraphFont" style:family="text">
      <style:text-properties fo:color="#8888C6"/>
    </style:style>
    <style:style style:name="T527" style:parent-style-name="DefaultParagraphFont" style:family="text">
      <style:text-properties fo:color="#A9B7C6"/>
    </style:style>
    <style:style style:name="P528" style:parent-style-name="HTMLPreformatted" style:family="paragraph">
      <style:paragraph-properties fo:background-color="#2B2B2B"/>
      <style:text-properties fo:color="#A9B7C6"/>
    </style:style>
    <style:style style:name="P529" style:parent-style-name="HTMLPreformatted" style:family="paragraph">
      <style:paragraph-properties fo:background-color="#2B2B2B"/>
    </style:style>
    <style:style style:name="T530" style:parent-style-name="DefaultParagraphFont" style:family="text">
      <style:text-properties fo:color="#A9B7C6"/>
    </style:style>
    <style:style style:name="T531" style:parent-style-name="DefaultParagraphFont" style:family="text">
      <style:text-properties fo:color="#6897BB"/>
    </style:style>
    <style:style style:name="T532" style:parent-style-name="DefaultParagraphFont" style:family="text">
      <style:text-properties fo:color="#CC7832"/>
    </style:style>
    <style:style style:name="T533" style:parent-style-name="DefaultParagraphFont" style:family="text">
      <style:text-properties fo:color="#6897BB"/>
    </style:style>
    <style:style style:name="T534" style:parent-style-name="DefaultParagraphFont" style:family="text">
      <style:text-properties fo:color="#CC7832"/>
    </style:style>
    <style:style style:name="T535" style:parent-style-name="DefaultParagraphFont" style:family="text">
      <style:text-properties fo:color="#6897BB"/>
    </style:style>
    <style:style style:name="T536" style:parent-style-name="DefaultParagraphFont" style:family="text">
      <style:text-properties fo:color="#CC7832"/>
    </style:style>
    <style:style style:name="T537" style:parent-style-name="DefaultParagraphFont" style:family="text">
      <style:text-properties fo:color="#6897BB"/>
    </style:style>
    <style:style style:name="T538" style:parent-style-name="DefaultParagraphFont" style:family="text">
      <style:text-properties fo:color="#CC7832"/>
    </style:style>
    <style:style style:name="T539" style:parent-style-name="DefaultParagraphFont" style:family="text">
      <style:text-properties fo:color="#6897BB"/>
    </style:style>
    <style:style style:name="T540" style:parent-style-name="DefaultParagraphFont" style:family="text">
      <style:text-properties fo:color="#A9B7C6"/>
    </style:style>
    <style:style style:name="T541" style:parent-style-name="DefaultParagraphFont" style:family="text">
      <style:text-properties fo:color="#A9B7C6"/>
    </style:style>
    <style:style style:name="T542" style:parent-style-name="DefaultParagraphFont" style:family="text">
      <style:text-properties fo:color="#6A8759"/>
    </style:style>
    <style:style style:name="T543" style:parent-style-name="DefaultParagraphFont" style:family="text">
      <style:text-properties fo:color="#CC7832"/>
    </style:style>
    <style:style style:name="T544" style:parent-style-name="DefaultParagraphFont" style:family="text">
      <style:text-properties fo:color="#6A8759"/>
    </style:style>
    <style:style style:name="T545" style:parent-style-name="DefaultParagraphFont" style:family="text">
      <style:text-properties fo:color="#CC7832"/>
    </style:style>
    <style:style style:name="T546" style:parent-style-name="DefaultParagraphFont" style:family="text">
      <style:text-properties fo:color="#6A8759"/>
    </style:style>
    <style:style style:name="T547" style:parent-style-name="DefaultParagraphFont" style:family="text">
      <style:text-properties fo:color="#CC7832"/>
    </style:style>
    <style:style style:name="T548" style:parent-style-name="DefaultParagraphFont" style:family="text">
      <style:text-properties fo:color="#6A8759"/>
    </style:style>
    <style:style style:name="T549" style:parent-style-name="DefaultParagraphFont" style:family="text">
      <style:text-properties fo:color="#CC7832"/>
    </style:style>
    <style:style style:name="T550" style:parent-style-name="DefaultParagraphFont" style:family="text">
      <style:text-properties fo:color="#6A8759"/>
    </style:style>
    <style:style style:name="T551" style:parent-style-name="DefaultParagraphFont" style:family="text">
      <style:text-properties fo:color="#A9B7C6"/>
    </style:style>
    <style:style style:name="T552" style:parent-style-name="DefaultParagraphFont" style:family="text">
      <style:text-properties fo:color="#A9B7C6"/>
    </style:style>
    <style:style style:name="T553" style:parent-style-name="DefaultParagraphFont" style:family="text">
      <style:text-properties fo:color="#A9B7C6"/>
    </style:style>
    <style:style style:name="T554" style:parent-style-name="DefaultParagraphFont" style:family="text">
      <style:text-properties fo:color="#8888C6"/>
    </style:style>
    <style:style style:name="T555" style:parent-style-name="DefaultParagraphFont" style:family="text">
      <style:text-properties fo:color="#A9B7C6"/>
    </style:style>
    <style:style style:name="P556" style:parent-style-name="HTMLPreformatted" style:family="paragraph">
      <style:paragraph-properties fo:background-color="#2B2B2B"/>
      <style:text-properties fo:color="#A9B7C6"/>
    </style:style>
    <style:style style:name="P557" style:parent-style-name="HTMLPreformatted" style:family="paragraph">
      <style:paragraph-properties fo:background-color="#2B2B2B"/>
    </style:style>
    <style:style style:name="T558" style:parent-style-name="DefaultParagraphFont" style:family="text">
      <style:text-properties fo:color="#A9B7C6"/>
    </style:style>
    <style:style style:name="T559" style:parent-style-name="DefaultParagraphFont" style:family="text">
      <style:text-properties fo:color="#6897BB"/>
    </style:style>
    <style:style style:name="T560" style:parent-style-name="DefaultParagraphFont" style:family="text">
      <style:text-properties fo:color="#CC7832"/>
    </style:style>
    <style:style style:name="T561" style:parent-style-name="DefaultParagraphFont" style:family="text">
      <style:text-properties fo:color="#6897BB"/>
    </style:style>
    <style:style style:name="T562" style:parent-style-name="DefaultParagraphFont" style:family="text">
      <style:text-properties fo:color="#CC7832"/>
    </style:style>
    <style:style style:name="T563" style:parent-style-name="DefaultParagraphFont" style:family="text">
      <style:text-properties fo:color="#6897BB"/>
    </style:style>
    <style:style style:name="T564" style:parent-style-name="DefaultParagraphFont" style:family="text">
      <style:text-properties fo:color="#CC7832"/>
    </style:style>
    <style:style style:name="T565" style:parent-style-name="DefaultParagraphFont" style:family="text">
      <style:text-properties fo:color="#6897BB"/>
    </style:style>
    <style:style style:name="T566" style:parent-style-name="DefaultParagraphFont" style:family="text">
      <style:text-properties fo:color="#CC7832"/>
    </style:style>
    <style:style style:name="T567" style:parent-style-name="DefaultParagraphFont" style:family="text">
      <style:text-properties fo:color="#6897BB"/>
    </style:style>
    <style:style style:name="T568" style:parent-style-name="DefaultParagraphFont" style:family="text">
      <style:text-properties fo:color="#A9B7C6"/>
    </style:style>
    <style:style style:name="T569" style:parent-style-name="DefaultParagraphFont" style:family="text">
      <style:text-properties fo:color="#A9B7C6"/>
    </style:style>
    <style:style style:name="T570" style:parent-style-name="DefaultParagraphFont" style:family="text">
      <style:text-properties fo:color="#6A8759"/>
    </style:style>
    <style:style style:name="T571" style:parent-style-name="DefaultParagraphFont" style:family="text">
      <style:text-properties fo:color="#CC7832"/>
    </style:style>
    <style:style style:name="T572" style:parent-style-name="DefaultParagraphFont" style:family="text">
      <style:text-properties fo:color="#6A8759"/>
    </style:style>
    <style:style style:name="T573" style:parent-style-name="DefaultParagraphFont" style:family="text">
      <style:text-properties fo:color="#CC7832"/>
    </style:style>
    <style:style style:name="T574" style:parent-style-name="DefaultParagraphFont" style:family="text">
      <style:text-properties fo:color="#6A8759"/>
    </style:style>
    <style:style style:name="T575" style:parent-style-name="DefaultParagraphFont" style:family="text">
      <style:text-properties fo:color="#CC7832"/>
    </style:style>
    <style:style style:name="T576" style:parent-style-name="DefaultParagraphFont" style:family="text">
      <style:text-properties fo:color="#6A8759"/>
    </style:style>
    <style:style style:name="T577" style:parent-style-name="DefaultParagraphFont" style:family="text">
      <style:text-properties fo:color="#CC7832"/>
    </style:style>
    <style:style style:name="T578" style:parent-style-name="DefaultParagraphFont" style:family="text">
      <style:text-properties fo:color="#6A8759"/>
    </style:style>
    <style:style style:name="T579" style:parent-style-name="DefaultParagraphFont" style:family="text">
      <style:text-properties fo:color="#A9B7C6"/>
    </style:style>
    <style:style style:name="T580" style:parent-style-name="DefaultParagraphFont" style:family="text">
      <style:text-properties fo:color="#A9B7C6"/>
    </style:style>
    <style:style style:name="T581" style:parent-style-name="DefaultParagraphFont" style:family="text">
      <style:text-properties fo:color="#A9B7C6"/>
    </style:style>
    <style:style style:name="T582" style:parent-style-name="DefaultParagraphFont" style:family="text">
      <style:text-properties fo:color="#8888C6"/>
    </style:style>
    <style:style style:name="T583" style:parent-style-name="DefaultParagraphFont" style:family="text">
      <style:text-properties fo:color="#A9B7C6"/>
    </style:style>
    <style:style style:name="P584" style:parent-style-name="HTMLPreformatted" style:family="paragraph">
      <style:paragraph-properties fo:background-color="#2B2B2B"/>
      <style:text-properties fo:color="#A9B7C6"/>
    </style:style>
    <style:style style:name="P585" style:parent-style-name="HTMLPreformatted" style:family="paragraph">
      <style:paragraph-properties fo:background-color="#2B2B2B"/>
    </style:style>
    <style:style style:name="T586" style:parent-style-name="DefaultParagraphFont" style:family="text">
      <style:text-properties fo:color="#A9B7C6"/>
    </style:style>
    <style:style style:name="T587" style:parent-style-name="DefaultParagraphFont" style:family="text">
      <style:text-properties fo:color="#6897BB"/>
    </style:style>
    <style:style style:name="T588" style:parent-style-name="DefaultParagraphFont" style:family="text">
      <style:text-properties fo:color="#CC7832"/>
    </style:style>
    <style:style style:name="T589" style:parent-style-name="DefaultParagraphFont" style:family="text">
      <style:text-properties fo:color="#6897BB"/>
    </style:style>
    <style:style style:name="T590" style:parent-style-name="DefaultParagraphFont" style:family="text">
      <style:text-properties fo:color="#CC7832"/>
    </style:style>
    <style:style style:name="T591" style:parent-style-name="DefaultParagraphFont" style:family="text">
      <style:text-properties fo:color="#6897BB"/>
    </style:style>
    <style:style style:name="T592" style:parent-style-name="DefaultParagraphFont" style:family="text">
      <style:text-properties fo:color="#CC7832"/>
    </style:style>
    <style:style style:name="T593" style:parent-style-name="DefaultParagraphFont" style:family="text">
      <style:text-properties fo:color="#6897BB"/>
    </style:style>
    <style:style style:name="T594" style:parent-style-name="DefaultParagraphFont" style:family="text">
      <style:text-properties fo:color="#CC7832"/>
    </style:style>
    <style:style style:name="T595" style:parent-style-name="DefaultParagraphFont" style:family="text">
      <style:text-properties fo:color="#6897BB"/>
    </style:style>
    <style:style style:name="T596" style:parent-style-name="DefaultParagraphFont" style:family="text">
      <style:text-properties fo:color="#A9B7C6"/>
    </style:style>
    <style:style style:name="T597" style:parent-style-name="DefaultParagraphFont" style:family="text">
      <style:text-properties fo:color="#A9B7C6"/>
    </style:style>
    <style:style style:name="T598" style:parent-style-name="DefaultParagraphFont" style:family="text">
      <style:text-properties fo:color="#6A8759"/>
    </style:style>
    <style:style style:name="T599" style:parent-style-name="DefaultParagraphFont" style:family="text">
      <style:text-properties fo:color="#CC7832"/>
    </style:style>
    <style:style style:name="T600" style:parent-style-name="DefaultParagraphFont" style:family="text">
      <style:text-properties fo:color="#6A8759"/>
    </style:style>
    <style:style style:name="T601" style:parent-style-name="DefaultParagraphFont" style:family="text">
      <style:text-properties fo:color="#CC7832"/>
    </style:style>
    <style:style style:name="T602" style:parent-style-name="DefaultParagraphFont" style:family="text">
      <style:text-properties fo:color="#6A8759"/>
    </style:style>
    <style:style style:name="T603" style:parent-style-name="DefaultParagraphFont" style:family="text">
      <style:text-properties fo:color="#CC7832"/>
    </style:style>
    <style:style style:name="T604" style:parent-style-name="DefaultParagraphFont" style:family="text">
      <style:text-properties fo:color="#6A8759"/>
    </style:style>
    <style:style style:name="T605" style:parent-style-name="DefaultParagraphFont" style:family="text">
      <style:text-properties fo:color="#CC7832"/>
    </style:style>
    <style:style style:name="T606" style:parent-style-name="DefaultParagraphFont" style:family="text">
      <style:text-properties fo:color="#6A8759"/>
    </style:style>
    <style:style style:name="T607" style:parent-style-name="DefaultParagraphFont" style:family="text">
      <style:text-properties fo:color="#A9B7C6"/>
    </style:style>
    <style:style style:name="T608" style:parent-style-name="DefaultParagraphFont" style:family="text">
      <style:text-properties fo:color="#A9B7C6"/>
    </style:style>
    <style:style style:name="T609" style:parent-style-name="DefaultParagraphFont" style:family="text">
      <style:text-properties fo:color="#8888C6"/>
    </style:style>
    <style:style style:name="T610" style:parent-style-name="DefaultParagraphFont" style:family="text">
      <style:text-properties fo:color="#A9B7C6"/>
    </style:style>
    <style:style style:name="T611" style:parent-style-name="DefaultParagraphFont" style:family="text">
      <style:text-properties fo:color="#6A8759"/>
    </style:style>
    <style:style style:name="T612" style:parent-style-name="DefaultParagraphFont" style:family="text">
      <style:text-properties fo:color="#A9B7C6"/>
    </style:style>
    <style:style style:name="P613" style:parent-style-name="HTMLPreformatted" style:family="paragraph">
      <style:paragraph-properties fo:background-color="#2B2B2B"/>
    </style:style>
    <style:style style:name="T614" style:parent-style-name="DefaultParagraphFont" style:family="text">
      <style:text-properties fo:color="#A9B7C6"/>
    </style:style>
    <style:style style:name="T615" style:parent-style-name="DefaultParagraphFont" style:family="text">
      <style:text-properties fo:color="#6897BB"/>
    </style:style>
    <style:style style:name="T616" style:parent-style-name="DefaultParagraphFont" style:family="text">
      <style:text-properties fo:color="#CC7832"/>
    </style:style>
    <style:style style:name="T617" style:parent-style-name="DefaultParagraphFont" style:family="text">
      <style:text-properties fo:color="#6897BB"/>
    </style:style>
    <style:style style:name="T618" style:parent-style-name="DefaultParagraphFont" style:family="text">
      <style:text-properties fo:color="#CC7832"/>
    </style:style>
    <style:style style:name="T619" style:parent-style-name="DefaultParagraphFont" style:family="text">
      <style:text-properties fo:color="#6897BB"/>
    </style:style>
    <style:style style:name="T620" style:parent-style-name="DefaultParagraphFont" style:family="text">
      <style:text-properties fo:color="#CC7832"/>
    </style:style>
    <style:style style:name="T621" style:parent-style-name="DefaultParagraphFont" style:family="text">
      <style:text-properties fo:color="#6897BB"/>
    </style:style>
    <style:style style:name="T622" style:parent-style-name="DefaultParagraphFont" style:family="text">
      <style:text-properties fo:color="#CC7832"/>
    </style:style>
    <style:style style:name="T623" style:parent-style-name="DefaultParagraphFont" style:family="text">
      <style:text-properties fo:color="#6897BB"/>
    </style:style>
    <style:style style:name="T624" style:parent-style-name="DefaultParagraphFont" style:family="text">
      <style:text-properties fo:color="#A9B7C6"/>
    </style:style>
    <style:style style:name="T625" style:parent-style-name="DefaultParagraphFont" style:family="text">
      <style:text-properties fo:color="#A9B7C6"/>
    </style:style>
    <style:style style:name="T626" style:parent-style-name="DefaultParagraphFont" style:family="text">
      <style:text-properties fo:color="#6A8759"/>
    </style:style>
    <style:style style:name="T627" style:parent-style-name="DefaultParagraphFont" style:family="text">
      <style:text-properties fo:color="#CC7832"/>
    </style:style>
    <style:style style:name="T628" style:parent-style-name="DefaultParagraphFont" style:family="text">
      <style:text-properties fo:color="#6A8759"/>
    </style:style>
    <style:style style:name="T629" style:parent-style-name="DefaultParagraphFont" style:family="text">
      <style:text-properties fo:color="#CC7832"/>
    </style:style>
    <style:style style:name="T630" style:parent-style-name="DefaultParagraphFont" style:family="text">
      <style:text-properties fo:color="#6A8759"/>
    </style:style>
    <style:style style:name="T631" style:parent-style-name="DefaultParagraphFont" style:family="text">
      <style:text-properties fo:color="#CC7832"/>
    </style:style>
    <style:style style:name="T632" style:parent-style-name="DefaultParagraphFont" style:family="text">
      <style:text-properties fo:color="#6A8759"/>
    </style:style>
    <style:style style:name="T633" style:parent-style-name="DefaultParagraphFont" style:family="text">
      <style:text-properties fo:color="#CC7832"/>
    </style:style>
    <style:style style:name="T634" style:parent-style-name="DefaultParagraphFont" style:family="text">
      <style:text-properties fo:color="#6A8759"/>
    </style:style>
    <style:style style:name="T635" style:parent-style-name="DefaultParagraphFont" style:family="text">
      <style:text-properties fo:color="#A9B7C6"/>
    </style:style>
    <style:style style:name="T636" style:parent-style-name="DefaultParagraphFont" style:family="text">
      <style:text-properties fo:color="#A9B7C6"/>
    </style:style>
    <style:style style:name="T637" style:parent-style-name="DefaultParagraphFont" style:family="text">
      <style:text-properties fo:color="#8888C6"/>
    </style:style>
    <style:style style:name="T638" style:parent-style-name="DefaultParagraphFont" style:family="text">
      <style:text-properties fo:color="#A9B7C6"/>
    </style:style>
    <style:style style:name="T639" style:parent-style-name="DefaultParagraphFont" style:family="text">
      <style:text-properties fo:color="#6A8759"/>
    </style:style>
    <style:style style:name="T640" style:parent-style-name="DefaultParagraphFont" style:family="text">
      <style:text-properties fo:color="#A9B7C6"/>
    </style:style>
    <style:style style:name="P641" style:parent-style-name="HTMLPreformatted" style:family="paragraph">
      <style:paragraph-properties fo:background-color="#2B2B2B"/>
      <style:text-properties fo:color="#A9B7C6"/>
    </style:style>
    <style:style style:name="P642" style:parent-style-name="HTMLPreformatted" style:family="paragraph">
      <style:paragraph-properties fo:background-color="#2B2B2B"/>
    </style:style>
    <style:style style:name="T643" style:parent-style-name="DefaultParagraphFont" style:family="text">
      <style:text-properties fo:color="#A9B7C6"/>
    </style:style>
    <style:style style:name="T644" style:parent-style-name="DefaultParagraphFont" style:family="text">
      <style:text-properties fo:color="#6897BB"/>
    </style:style>
    <style:style style:name="T645" style:parent-style-name="DefaultParagraphFont" style:family="text">
      <style:text-properties fo:color="#CC7832"/>
    </style:style>
    <style:style style:name="T646" style:parent-style-name="DefaultParagraphFont" style:family="text">
      <style:text-properties fo:color="#6897BB"/>
    </style:style>
    <style:style style:name="T647" style:parent-style-name="DefaultParagraphFont" style:family="text">
      <style:text-properties fo:color="#CC7832"/>
    </style:style>
    <style:style style:name="T648" style:parent-style-name="DefaultParagraphFont" style:family="text">
      <style:text-properties fo:color="#6897BB"/>
    </style:style>
    <style:style style:name="T649" style:parent-style-name="DefaultParagraphFont" style:family="text">
      <style:text-properties fo:color="#CC7832"/>
    </style:style>
    <style:style style:name="T650" style:parent-style-name="DefaultParagraphFont" style:family="text">
      <style:text-properties fo:color="#6897BB"/>
    </style:style>
    <style:style style:name="T651" style:parent-style-name="DefaultParagraphFont" style:family="text">
      <style:text-properties fo:color="#CC7832"/>
    </style:style>
    <style:style style:name="T652" style:parent-style-name="DefaultParagraphFont" style:family="text">
      <style:text-properties fo:color="#6897BB"/>
    </style:style>
    <style:style style:name="T653" style:parent-style-name="DefaultParagraphFont" style:family="text">
      <style:text-properties fo:color="#A9B7C6"/>
    </style:style>
    <style:style style:name="T654" style:parent-style-name="DefaultParagraphFont" style:family="text">
      <style:text-properties fo:color="#A9B7C6"/>
    </style:style>
    <style:style style:name="T655" style:parent-style-name="DefaultParagraphFont" style:family="text">
      <style:text-properties fo:color="#6A8759"/>
    </style:style>
    <style:style style:name="T656" style:parent-style-name="DefaultParagraphFont" style:family="text">
      <style:text-properties fo:color="#CC7832"/>
    </style:style>
    <style:style style:name="T657" style:parent-style-name="DefaultParagraphFont" style:family="text">
      <style:text-properties fo:color="#6A8759"/>
    </style:style>
    <style:style style:name="T658" style:parent-style-name="DefaultParagraphFont" style:family="text">
      <style:text-properties fo:color="#CC7832"/>
    </style:style>
    <style:style style:name="T659" style:parent-style-name="DefaultParagraphFont" style:family="text">
      <style:text-properties fo:color="#6A8759"/>
    </style:style>
    <style:style style:name="T660" style:parent-style-name="DefaultParagraphFont" style:family="text">
      <style:text-properties fo:color="#CC7832"/>
    </style:style>
    <style:style style:name="T661" style:parent-style-name="DefaultParagraphFont" style:family="text">
      <style:text-properties fo:color="#6A8759"/>
    </style:style>
    <style:style style:name="T662" style:parent-style-name="DefaultParagraphFont" style:family="text">
      <style:text-properties fo:color="#CC7832"/>
    </style:style>
    <style:style style:name="T663" style:parent-style-name="DefaultParagraphFont" style:family="text">
      <style:text-properties fo:color="#6A8759"/>
    </style:style>
    <style:style style:name="T664" style:parent-style-name="DefaultParagraphFont" style:family="text">
      <style:text-properties fo:color="#A9B7C6"/>
    </style:style>
    <style:style style:name="T665" style:parent-style-name="DefaultParagraphFont" style:family="text">
      <style:text-properties fo:color="#A9B7C6"/>
    </style:style>
    <style:style style:name="T666" style:parent-style-name="DefaultParagraphFont" style:family="text">
      <style:text-properties fo:color="#A9B7C6"/>
    </style:style>
    <style:style style:name="T667" style:parent-style-name="DefaultParagraphFont" style:family="text">
      <style:text-properties fo:color="#A9B7C6"/>
    </style:style>
    <style:style style:name="T668" style:parent-style-name="DefaultParagraphFont" style:family="text">
      <style:text-properties fo:color="#8888C6"/>
    </style:style>
    <style:style style:name="T669" style:parent-style-name="DefaultParagraphFont" style:family="text">
      <style:text-properties fo:color="#A9B7C6"/>
    </style:style>
    <style:style style:name="T670" style:parent-style-name="DefaultParagraphFont" style:family="text">
      <style:text-properties fo:color="#A9B7C6"/>
    </style:style>
    <style:style style:name="T671" style:parent-style-name="DefaultParagraphFont" style:family="text">
      <style:text-properties fo:color="#8888C6"/>
    </style:style>
    <style:style style:name="T672" style:parent-style-name="DefaultParagraphFont" style:family="text">
      <style:text-properties fo:color="#A9B7C6"/>
    </style:style>
    <style:style style:name="T673" style:parent-style-name="DefaultParagraphFont" style:family="text">
      <style:text-properties fo:color="#A9B7C6"/>
    </style:style>
    <style:style style:name="T674" style:parent-style-name="DefaultParagraphFont" style:family="text">
      <style:text-properties fo:color="#A9B7C6"/>
    </style:style>
    <style:style style:name="T675" style:parent-style-name="DefaultParagraphFont" style:family="text">
      <style:text-properties fo:color="#6897BB"/>
    </style:style>
    <style:style style:name="T676" style:parent-style-name="DefaultParagraphFont" style:family="text">
      <style:text-properties fo:color="#CC7832"/>
    </style:style>
    <style:style style:name="T677" style:parent-style-name="DefaultParagraphFont" style:family="text">
      <style:text-properties fo:color="#6897BB"/>
    </style:style>
    <style:style style:name="T678" style:parent-style-name="DefaultParagraphFont" style:family="text">
      <style:text-properties fo:color="#CC7832"/>
    </style:style>
    <style:style style:name="T679" style:parent-style-name="DefaultParagraphFont" style:family="text">
      <style:text-properties fo:color="#6897BB"/>
    </style:style>
    <style:style style:name="T680" style:parent-style-name="DefaultParagraphFont" style:family="text">
      <style:text-properties fo:color="#CC7832"/>
    </style:style>
    <style:style style:name="T681" style:parent-style-name="DefaultParagraphFont" style:family="text">
      <style:text-properties fo:color="#6897BB"/>
    </style:style>
    <style:style style:name="T682" style:parent-style-name="DefaultParagraphFont" style:family="text">
      <style:text-properties fo:color="#CC7832"/>
    </style:style>
    <style:style style:name="T683" style:parent-style-name="DefaultParagraphFont" style:family="text">
      <style:text-properties fo:color="#6897BB"/>
    </style:style>
    <style:style style:name="T684" style:parent-style-name="DefaultParagraphFont" style:family="text">
      <style:text-properties fo:color="#A9B7C6"/>
    </style:style>
    <style:style style:name="T685" style:parent-style-name="DefaultParagraphFont" style:family="text">
      <style:text-properties fo:color="#A9B7C6"/>
    </style:style>
    <style:style style:name="T686" style:parent-style-name="DefaultParagraphFont" style:family="text">
      <style:text-properties fo:color="#6A8759"/>
    </style:style>
    <style:style style:name="T687" style:parent-style-name="DefaultParagraphFont" style:family="text">
      <style:text-properties fo:color="#CC7832"/>
    </style:style>
    <style:style style:name="T688" style:parent-style-name="DefaultParagraphFont" style:family="text">
      <style:text-properties fo:color="#6A8759"/>
    </style:style>
    <style:style style:name="T689" style:parent-style-name="DefaultParagraphFont" style:family="text">
      <style:text-properties fo:color="#CC7832"/>
    </style:style>
    <style:style style:name="T690" style:parent-style-name="DefaultParagraphFont" style:family="text">
      <style:text-properties fo:color="#6A8759"/>
    </style:style>
    <style:style style:name="T691" style:parent-style-name="DefaultParagraphFont" style:family="text">
      <style:text-properties fo:color="#CC7832"/>
    </style:style>
    <style:style style:name="T692" style:parent-style-name="DefaultParagraphFont" style:family="text">
      <style:text-properties fo:color="#6A8759"/>
    </style:style>
    <style:style style:name="T693" style:parent-style-name="DefaultParagraphFont" style:family="text">
      <style:text-properties fo:color="#CC7832"/>
    </style:style>
    <style:style style:name="T694" style:parent-style-name="DefaultParagraphFont" style:family="text">
      <style:text-properties fo:color="#6A8759"/>
    </style:style>
    <style:style style:name="T695" style:parent-style-name="DefaultParagraphFont" style:family="text">
      <style:text-properties fo:color="#A9B7C6"/>
    </style:style>
    <style:style style:name="T696" style:parent-style-name="DefaultParagraphFont" style:family="text">
      <style:text-properties fo:color="#A9B7C6"/>
    </style:style>
    <style:style style:name="T697" style:parent-style-name="DefaultParagraphFont" style:family="text">
      <style:text-properties fo:color="#A9B7C6"/>
    </style:style>
    <style:style style:name="T698" style:parent-style-name="DefaultParagraphFont" style:family="text">
      <style:text-properties fo:color="#A9B7C6"/>
    </style:style>
    <style:style style:name="T699" style:parent-style-name="DefaultParagraphFont" style:family="text">
      <style:text-properties fo:color="#8888C6"/>
    </style:style>
    <style:style style:name="T700" style:parent-style-name="DefaultParagraphFont" style:family="text">
      <style:text-properties fo:color="#A9B7C6"/>
    </style:style>
    <style:style style:name="T701" style:parent-style-name="DefaultParagraphFont" style:family="text">
      <style:text-properties fo:color="#A9B7C6"/>
    </style:style>
    <style:style style:name="T702" style:parent-style-name="DefaultParagraphFont" style:family="text">
      <style:text-properties fo:color="#8888C6"/>
    </style:style>
    <style:style style:name="T703" style:parent-style-name="DefaultParagraphFont" style:family="text">
      <style:text-properties fo:color="#A9B7C6"/>
    </style:style>
    <style:style style:name="T704" style:parent-style-name="DefaultParagraphFont" style:family="text">
      <style:text-properties fo:color="#A9B7C6"/>
    </style:style>
    <style:style style:name="T705" style:parent-style-name="DefaultParagraphFont" style:family="text">
      <style:text-properties fo:color="#A9B7C6"/>
    </style:style>
    <style:style style:name="T706" style:parent-style-name="DefaultParagraphFont" style:family="text">
      <style:text-properties fo:color="#6897BB"/>
    </style:style>
    <style:style style:name="T707" style:parent-style-name="DefaultParagraphFont" style:family="text">
      <style:text-properties fo:color="#CC7832"/>
    </style:style>
    <style:style style:name="T708" style:parent-style-name="DefaultParagraphFont" style:family="text">
      <style:text-properties fo:color="#6897BB"/>
    </style:style>
    <style:style style:name="T709" style:parent-style-name="DefaultParagraphFont" style:family="text">
      <style:text-properties fo:color="#CC7832"/>
    </style:style>
    <style:style style:name="T710" style:parent-style-name="DefaultParagraphFont" style:family="text">
      <style:text-properties fo:color="#6897BB"/>
    </style:style>
    <style:style style:name="T711" style:parent-style-name="DefaultParagraphFont" style:family="text">
      <style:text-properties fo:color="#CC7832"/>
    </style:style>
    <style:style style:name="T712" style:parent-style-name="DefaultParagraphFont" style:family="text">
      <style:text-properties fo:color="#6897BB"/>
    </style:style>
    <style:style style:name="T713" style:parent-style-name="DefaultParagraphFont" style:family="text">
      <style:text-properties fo:color="#CC7832"/>
    </style:style>
    <style:style style:name="T714" style:parent-style-name="DefaultParagraphFont" style:family="text">
      <style:text-properties fo:color="#6897BB"/>
    </style:style>
    <style:style style:name="T715" style:parent-style-name="DefaultParagraphFont" style:family="text">
      <style:text-properties fo:color="#A9B7C6"/>
    </style:style>
    <style:style style:name="T716" style:parent-style-name="DefaultParagraphFont" style:family="text">
      <style:text-properties fo:color="#A9B7C6"/>
    </style:style>
    <style:style style:name="T717" style:parent-style-name="DefaultParagraphFont" style:family="text">
      <style:text-properties fo:color="#6A8759"/>
    </style:style>
    <style:style style:name="T718" style:parent-style-name="DefaultParagraphFont" style:family="text">
      <style:text-properties fo:color="#CC7832"/>
    </style:style>
    <style:style style:name="T719" style:parent-style-name="DefaultParagraphFont" style:family="text">
      <style:text-properties fo:color="#6A8759"/>
    </style:style>
    <style:style style:name="T720" style:parent-style-name="DefaultParagraphFont" style:family="text">
      <style:text-properties fo:color="#CC7832"/>
    </style:style>
    <style:style style:name="T721" style:parent-style-name="DefaultParagraphFont" style:family="text">
      <style:text-properties fo:color="#6A8759"/>
    </style:style>
    <style:style style:name="T722" style:parent-style-name="DefaultParagraphFont" style:family="text">
      <style:text-properties fo:color="#CC7832"/>
    </style:style>
    <style:style style:name="T723" style:parent-style-name="DefaultParagraphFont" style:family="text">
      <style:text-properties fo:color="#6A8759"/>
    </style:style>
    <style:style style:name="T724" style:parent-style-name="DefaultParagraphFont" style:family="text">
      <style:text-properties fo:color="#CC7832"/>
    </style:style>
    <style:style style:name="T725" style:parent-style-name="DefaultParagraphFont" style:family="text">
      <style:text-properties fo:color="#6A8759"/>
    </style:style>
    <style:style style:name="T726" style:parent-style-name="DefaultParagraphFont" style:family="text">
      <style:text-properties fo:color="#A9B7C6"/>
    </style:style>
    <style:style style:name="T727" style:parent-style-name="DefaultParagraphFont" style:family="text">
      <style:text-properties fo:color="#A9B7C6"/>
    </style:style>
    <style:style style:name="T728" style:parent-style-name="DefaultParagraphFont" style:family="text">
      <style:text-properties fo:color="#A9B7C6"/>
    </style:style>
    <style:style style:name="T729" style:parent-style-name="DefaultParagraphFont" style:family="text">
      <style:text-properties fo:color="#A9B7C6"/>
    </style:style>
    <style:style style:name="T730" style:parent-style-name="DefaultParagraphFont" style:family="text">
      <style:text-properties fo:color="#8888C6"/>
    </style:style>
    <style:style style:name="T731" style:parent-style-name="DefaultParagraphFont" style:family="text">
      <style:text-properties fo:color="#A9B7C6"/>
    </style:style>
    <style:style style:name="T732" style:parent-style-name="DefaultParagraphFont" style:family="text">
      <style:text-properties fo:color="#A9B7C6"/>
    </style:style>
    <style:style style:name="T733" style:parent-style-name="DefaultParagraphFont" style:family="text">
      <style:text-properties fo:color="#8888C6"/>
    </style:style>
    <style:style style:name="T734" style:parent-style-name="DefaultParagraphFont" style:family="text">
      <style:text-properties fo:color="#A9B7C6"/>
    </style:style>
    <style:style style:name="T735" style:parent-style-name="DefaultParagraphFont" style:family="text">
      <style:text-properties fo:background-color="#FFFF00"/>
    </style:style>
    <style:style style:name="P736" style:parent-style-name="HTMLPreformatted" style:family="paragraph">
      <style:paragraph-properties fo:background-color="#2B2B2B"/>
    </style:style>
    <style:style style:name="T737" style:parent-style-name="DefaultParagraphFont" style:family="text">
      <style:text-properties fo:color="#A9B7C6"/>
    </style:style>
    <style:style style:name="T738" style:parent-style-name="DefaultParagraphFont" style:family="text">
      <style:text-properties fo:color="#6897BB"/>
    </style:style>
    <style:style style:name="T739" style:parent-style-name="DefaultParagraphFont" style:family="text">
      <style:text-properties fo:color="#CC7832"/>
    </style:style>
    <style:style style:name="T740" style:parent-style-name="DefaultParagraphFont" style:family="text">
      <style:text-properties fo:color="#6897BB"/>
    </style:style>
    <style:style style:name="T741" style:parent-style-name="DefaultParagraphFont" style:family="text">
      <style:text-properties fo:color="#A9B7C6"/>
    </style:style>
    <style:style style:name="P742" style:parent-style-name="HTMLPreformatted" style:family="paragraph">
      <style:paragraph-properties fo:background-color="#2B2B2B"/>
      <style:text-properties fo:color="#A9B7C6"/>
    </style:style>
    <style:style style:name="P743" style:parent-style-name="HTMLPreformatted" style:family="paragraph">
      <style:paragraph-properties fo:background-color="#2B2B2B"/>
    </style:style>
    <style:style style:name="T744" style:parent-style-name="DefaultParagraphFont" style:family="text">
      <style:text-properties fo:color="#A9B7C6"/>
    </style:style>
    <style:style style:name="T745" style:parent-style-name="DefaultParagraphFont" style:family="text">
      <style:text-properties fo:color="#6897BB"/>
    </style:style>
    <style:style style:name="T746" style:parent-style-name="DefaultParagraphFont" style:family="text">
      <style:text-properties fo:color="#CC7832"/>
    </style:style>
    <style:style style:name="T747" style:parent-style-name="DefaultParagraphFont" style:family="text">
      <style:text-properties fo:color="#6897BB"/>
    </style:style>
    <style:style style:name="T748" style:parent-style-name="DefaultParagraphFont" style:family="text">
      <style:text-properties fo:color="#A9B7C6"/>
    </style:style>
    <style:style style:name="T749" style:parent-style-name="DefaultParagraphFont" style:family="text">
      <style:text-properties fo:color="#A9B7C6"/>
    </style:style>
    <style:style style:name="T750" style:parent-style-name="DefaultParagraphFont" style:family="text">
      <style:text-properties fo:color="#8888C6"/>
    </style:style>
    <style:style style:name="T751" style:parent-style-name="DefaultParagraphFont" style:family="text">
      <style:text-properties fo:color="#A9B7C6"/>
    </style:style>
    <style:style style:name="T752" style:parent-style-name="DefaultParagraphFont" style:family="text">
      <style:text-properties fo:color="#6897BB"/>
    </style:style>
    <style:style style:name="T753" style:parent-style-name="DefaultParagraphFont" style:family="text">
      <style:text-properties fo:color="#A9B7C6"/>
    </style:style>
    <style:style style:name="T754" style:parent-style-name="DefaultParagraphFont" style:family="text">
      <style:text-properties fo:background-color="#FFFF00"/>
    </style:style>
    <style:style style:name="P755" style:parent-style-name="HTMLPreformatted" style:family="paragraph">
      <style:paragraph-properties fo:background-color="#2B2B2B"/>
    </style:style>
    <style:style style:name="T756" style:parent-style-name="DefaultParagraphFont" style:family="text">
      <style:text-properties fo:color="#CC7832"/>
    </style:style>
    <style:style style:name="T757" style:parent-style-name="DefaultParagraphFont" style:family="text">
      <style:text-properties fo:color="#FFC66D"/>
    </style:style>
    <style:style style:name="T758" style:parent-style-name="DefaultParagraphFont" style:family="text">
      <style:text-properties fo:color="#A9B7C6"/>
    </style:style>
    <style:style style:name="T759" style:parent-style-name="DefaultParagraphFont" style:family="text">
      <style:text-properties fo:color="#A9B7C6"/>
    </style:style>
    <style:style style:name="T760" style:parent-style-name="DefaultParagraphFont" style:family="text">
      <style:text-properties fo:color="#8888C6"/>
    </style:style>
    <style:style style:name="T761" style:parent-style-name="DefaultParagraphFont" style:family="text">
      <style:text-properties fo:color="#A9B7C6"/>
    </style:style>
    <style:style style:name="T762" style:parent-style-name="DefaultParagraphFont" style:family="text">
      <style:text-properties fo:color="#6A8759"/>
    </style:style>
    <style:style style:name="T763" style:parent-style-name="DefaultParagraphFont" style:family="text">
      <style:text-properties fo:color="#A9B7C6"/>
    </style:style>
    <style:style style:name="T764" style:parent-style-name="DefaultParagraphFont" style:family="text">
      <style:text-properties fo:color="#A9B7C6"/>
    </style:style>
    <style:style style:name="T765" style:parent-style-name="DefaultParagraphFont" style:family="text">
      <style:text-properties fo:color="#A9B7C6"/>
    </style:style>
    <style:style style:name="P766" style:parent-style-name="HTMLPreformatted" style:family="paragraph">
      <style:paragraph-properties fo:background-color="#2B2B2B"/>
      <style:text-properties fo:color="#A9B7C6"/>
    </style:style>
    <style:style style:name="P767" style:parent-style-name="HTMLPreformatted" style:family="paragraph">
      <style:paragraph-properties fo:background-color="#2B2B2B"/>
      <style:text-properties fo:color="#A9B7C6"/>
    </style:style>
    <style:style style:name="P768" style:parent-style-name="HTMLPreformatted" style:family="paragraph">
      <style:paragraph-properties fo:background-color="#2B2B2B"/>
    </style:style>
    <style:style style:name="T769" style:parent-style-name="DefaultParagraphFont" style:family="text">
      <style:text-properties fo:color="#CC7832"/>
    </style:style>
    <style:style style:name="T770" style:parent-style-name="DefaultParagraphFont" style:family="text">
      <style:text-properties fo:color="#FFC66D"/>
    </style:style>
    <style:style style:name="T771" style:parent-style-name="DefaultParagraphFont" style:family="text">
      <style:text-properties fo:color="#A9B7C6"/>
    </style:style>
    <style:style style:name="T772" style:parent-style-name="DefaultParagraphFont" style:family="text">
      <style:text-properties fo:color="#A9B7C6"/>
    </style:style>
    <style:style style:name="T773" style:parent-style-name="DefaultParagraphFont" style:family="text">
      <style:text-properties fo:color="#8888C6"/>
    </style:style>
    <style:style style:name="T774" style:parent-style-name="DefaultParagraphFont" style:family="text">
      <style:text-properties fo:color="#A9B7C6"/>
    </style:style>
    <style:style style:name="T775" style:parent-style-name="DefaultParagraphFont" style:family="text">
      <style:text-properties fo:color="#6A8759"/>
    </style:style>
    <style:style style:name="T776" style:parent-style-name="DefaultParagraphFont" style:family="text">
      <style:text-properties fo:color="#A9B7C6"/>
    </style:style>
    <style:style style:name="T777" style:parent-style-name="DefaultParagraphFont" style:family="text">
      <style:text-properties fo:color="#A9B7C6"/>
    </style:style>
    <style:style style:name="T778" style:parent-style-name="DefaultParagraphFont" style:family="text">
      <style:text-properties fo:color="#A9B7C6"/>
    </style:style>
    <style:style style:name="T779" style:parent-style-name="DefaultParagraphFont" style:family="text">
      <style:text-properties fo:color="#6A8759"/>
    </style:style>
    <style:style style:name="T780" style:parent-style-name="DefaultParagraphFont" style:family="text">
      <style:text-properties fo:color="#A9B7C6"/>
    </style:style>
    <style:style style:name="T781" style:parent-style-name="DefaultParagraphFont" style:family="text">
      <style:text-properties fo:color="#A9B7C6"/>
    </style:style>
    <style:style style:name="T782" style:parent-style-name="DefaultParagraphFont" style:family="text">
      <style:text-properties fo:color="#6A8759"/>
    </style:style>
    <style:style style:name="T783" style:parent-style-name="DefaultParagraphFont" style:family="text">
      <style:text-properties fo:color="#A9B7C6"/>
    </style:style>
    <style:style style:name="P784" style:parent-style-name="HTMLPreformatted" style:family="paragraph">
      <style:paragraph-properties fo:background-color="#2B2B2B"/>
      <style:text-properties fo:color="#A9B7C6"/>
    </style:style>
    <style:style style:name="P785" style:parent-style-name="HTMLPreformatted" style:family="paragraph">
      <style:paragraph-properties fo:background-color="#2B2B2B"/>
      <style:text-properties fo:color="#A9B7C6"/>
    </style:style>
    <style:style style:name="P786" style:parent-style-name="HTMLPreformatted" style:family="paragraph">
      <style:paragraph-properties fo:background-color="#2B2B2B"/>
      <style:text-properties fo:color="#A9B7C6"/>
    </style:style>
    <style:style style:name="P787" style:parent-style-name="HTMLPreformatted" style:family="paragraph">
      <style:paragraph-properties fo:background-color="#2B2B2B"/>
    </style:style>
    <style:style style:name="T788" style:parent-style-name="DefaultParagraphFont" style:family="text">
      <style:text-properties fo:color="#CC7832"/>
    </style:style>
    <style:style style:name="T789" style:parent-style-name="DefaultParagraphFont" style:family="text">
      <style:text-properties fo:color="#FFC66D"/>
    </style:style>
    <style:style style:name="T790" style:parent-style-name="DefaultParagraphFont" style:family="text">
      <style:text-properties fo:color="#A9B7C6"/>
    </style:style>
    <style:style style:name="T791" style:parent-style-name="DefaultParagraphFont" style:family="text">
      <style:text-properties fo:color="#A9B7C6"/>
    </style:style>
    <style:style style:name="T792" style:parent-style-name="DefaultParagraphFont" style:family="text">
      <style:text-properties fo:color="#8888C6"/>
    </style:style>
    <style:style style:name="T793" style:parent-style-name="DefaultParagraphFont" style:family="text">
      <style:text-properties fo:color="#A9B7C6"/>
    </style:style>
    <style:style style:name="T794" style:parent-style-name="DefaultParagraphFont" style:family="text">
      <style:text-properties fo:color="#6A8759"/>
    </style:style>
    <style:style style:name="T795" style:parent-style-name="DefaultParagraphFont" style:family="text">
      <style:text-properties fo:color="#A9B7C6"/>
    </style:style>
    <style:style style:name="T796" style:parent-style-name="DefaultParagraphFont" style:family="text">
      <style:text-properties fo:color="#A9B7C6"/>
    </style:style>
    <style:style style:name="T797" style:parent-style-name="DefaultParagraphFont" style:family="text">
      <style:text-properties fo:color="#A9B7C6"/>
    </style:style>
    <style:style style:name="T798" style:parent-style-name="DefaultParagraphFont" style:family="text">
      <style:text-properties fo:color="#8888C6"/>
    </style:style>
    <style:style style:name="T799" style:parent-style-name="DefaultParagraphFont" style:family="text">
      <style:text-properties fo:color="#A9B7C6"/>
    </style:style>
    <style:style style:name="T800" style:parent-style-name="DefaultParagraphFont" style:family="text">
      <style:text-properties fo:color="#6A8759"/>
    </style:style>
    <style:style style:name="T801" style:parent-style-name="DefaultParagraphFont" style:family="text">
      <style:text-properties fo:color="#A9B7C6"/>
    </style:style>
    <style:style style:name="T802" style:parent-style-name="DefaultParagraphFont" style:family="text">
      <style:text-properties fo:color="#A9B7C6"/>
    </style:style>
    <style:style style:name="T803" style:parent-style-name="DefaultParagraphFont" style:family="text">
      <style:text-properties fo:color="#A9B7C6"/>
    </style:style>
    <style:style style:name="T804" style:parent-style-name="DefaultParagraphFont" style:family="text">
      <style:text-properties fo:color="#8888C6"/>
    </style:style>
    <style:style style:name="T805" style:parent-style-name="DefaultParagraphFont" style:family="text">
      <style:text-properties fo:color="#A9B7C6"/>
    </style:style>
    <style:style style:name="T806" style:parent-style-name="DefaultParagraphFont" style:family="text">
      <style:text-properties fo:color="#6A8759"/>
    </style:style>
    <style:style style:name="T807" style:parent-style-name="DefaultParagraphFont" style:family="text">
      <style:text-properties fo:color="#A9B7C6"/>
    </style:style>
    <style:style style:name="P808" style:parent-style-name="HTMLPreformatted" style:family="paragraph">
      <style:paragraph-properties fo:background-color="#2B2B2B"/>
      <style:text-properties fo:color="#A9B7C6"/>
    </style:style>
    <style:style style:name="T809" style:parent-style-name="DefaultParagraphFont" style:family="text">
      <style:text-properties fo:background-color="#FFFF00"/>
    </style:style>
    <style:style style:name="P810" style:parent-style-name="HTMLPreformatted" style:family="paragraph">
      <style:paragraph-properties fo:background-color="#2B2B2B"/>
    </style:style>
    <style:style style:name="T811" style:parent-style-name="DefaultParagraphFont" style:family="text">
      <style:text-properties fo:color="#CC7832"/>
    </style:style>
    <style:style style:name="T812" style:parent-style-name="DefaultParagraphFont" style:family="text">
      <style:text-properties fo:color="#FFC66D"/>
    </style:style>
    <style:style style:name="T813" style:parent-style-name="DefaultParagraphFont" style:family="text">
      <style:text-properties fo:color="#A9B7C6"/>
    </style:style>
    <style:style style:name="T814" style:parent-style-name="DefaultParagraphFont" style:family="text">
      <style:text-properties fo:color="#A9B7C6"/>
    </style:style>
    <style:style style:name="T815" style:parent-style-name="DefaultParagraphFont" style:family="text">
      <style:text-properties fo:color="#CC7832"/>
    </style:style>
    <style:style style:name="T816" style:parent-style-name="DefaultParagraphFont" style:family="text">
      <style:text-properties fo:color="#A9B7C6"/>
    </style:style>
    <style:style style:name="T817" style:parent-style-name="DefaultParagraphFont" style:family="text">
      <style:text-properties fo:color="#A9B7C6"/>
    </style:style>
    <style:style style:name="T818" style:parent-style-name="DefaultParagraphFont" style:family="text">
      <style:text-properties fo:color="#A9B7C6"/>
    </style:style>
    <style:style style:name="T819" style:parent-style-name="DefaultParagraphFont" style:family="text">
      <style:text-properties fo:color="#A9B7C6"/>
    </style:style>
    <style:style style:name="T820" style:parent-style-name="DefaultParagraphFont" style:family="text">
      <style:text-properties fo:color="#8888C6"/>
    </style:style>
    <style:style style:name="T821" style:parent-style-name="DefaultParagraphFont" style:family="text">
      <style:text-properties fo:color="#A9B7C6"/>
    </style:style>
    <style:style style:name="T822" style:parent-style-name="DefaultParagraphFont" style:family="text">
      <style:text-properties fo:color="#6897BB"/>
    </style:style>
    <style:style style:name="T823" style:parent-style-name="DefaultParagraphFont" style:family="text">
      <style:text-properties fo:color="#A9B7C6"/>
    </style:style>
    <style:style style:name="P824" style:parent-style-name="HTMLPreformatted" style:family="paragraph">
      <style:paragraph-properties fo:background-color="#2B2B2B"/>
    </style:style>
    <style:style style:name="T825" style:parent-style-name="DefaultParagraphFont" style:family="text">
      <style:text-properties fo:color="#CC7832"/>
    </style:style>
    <style:style style:name="T826" style:parent-style-name="DefaultParagraphFont" style:family="text">
      <style:text-properties fo:color="#FFC66D"/>
    </style:style>
    <style:style style:name="T827" style:parent-style-name="DefaultParagraphFont" style:family="text">
      <style:text-properties fo:color="#A9B7C6"/>
    </style:style>
    <style:style style:name="T828" style:parent-style-name="DefaultParagraphFont" style:family="text">
      <style:text-properties fo:color="#A9B7C6"/>
    </style:style>
    <style:style style:name="T829" style:parent-style-name="DefaultParagraphFont" style:family="text">
      <style:text-properties fo:color="#CC7832"/>
    </style:style>
    <style:style style:name="T830" style:parent-style-name="DefaultParagraphFont" style:family="text">
      <style:text-properties fo:color="#A9B7C6"/>
    </style:style>
    <style:style style:name="T831" style:parent-style-name="DefaultParagraphFont" style:family="text">
      <style:text-properties fo:color="#A9B7C6"/>
    </style:style>
    <style:style style:name="T832" style:parent-style-name="DefaultParagraphFont" style:family="text">
      <style:text-properties fo:color="#6897BB"/>
    </style:style>
    <style:style style:name="T833" style:parent-style-name="DefaultParagraphFont" style:family="text">
      <style:text-properties fo:color="#A9B7C6"/>
    </style:style>
    <style:style style:name="T834" style:parent-style-name="DefaultParagraphFont" style:family="text">
      <style:text-properties fo:color="#A9B7C6"/>
    </style:style>
    <style:style style:name="T835" style:parent-style-name="DefaultParagraphFont" style:family="text">
      <style:text-properties fo:color="#8888C6"/>
    </style:style>
    <style:style style:name="T836" style:parent-style-name="DefaultParagraphFont" style:family="text">
      <style:text-properties fo:color="#A9B7C6"/>
    </style:style>
  </office:automatic-styles>
  <office:body>
    <office:text text:use-soft-page-breaks="true">
      <text:p text:style-name="P1"><text:span text:style-name="T2">Python – Practice</text:span>-30.1.23</text:p>
      <text:p text:style-name="P3"><text:span text:style-name="T4">#Hello world</text:span><text:span text:style-name="T5"><text:line-break/></text:span><text:span text:style-name="T6"><text:line-break/></text:span><text:span text:style-name="T7">Print (</text:span><text:span text:style-name="T8">"Hello World"</text:span><text:span text:style-name="T9">)</text:span><text:span text:style-name="T10"><text:line-break/></text:span><text:span text:style-name="T11"><text:line-break/></text:span><text:span text:style-name="T12">#print statement</text:span><text:span text:style-name="T13"><text:line-break/></text:span><text:span text:style-name="T14"><text:line-break/></text:span><text:span text:style-name="T15">print<text:s/></text:span><text:span text:style-name="T16">(</text:span><text:span text:style-name="T17">"/ <text:s text:c="5"/>|"</text:span><text:span text:style-name="T18">)</text:span><text:span text:style-name="T19"><text:line-break/></text:span><text:span text:style-name="T20">print<text:s/></text:span><text:span text:style-name="T21">(</text:span><text:span text:style-name="T22">"/ <text:s text:c="5"/>|"</text:span><text:span text:style-name="T23">)</text:span><text:span text:style-name="T24"><text:line-break/></text:span><text:span text:style-name="T25">print<text:s/></text:span><text:span text:style-name="T26">(</text:span><text:span text:style-name="T27">"/ <text:s/>|"</text:span><text:span text:style-name="T28">)</text:span><text:span text:style-name="T29"><text:line-break/></text:span><text:span text:style-name="T30">print<text:s/></text:span><text:span text:style-name="T31">(</text:span><text:span text:style-name="T32">"/ <text:s text:c="9"/>|"</text:span><text:span text:style-name="T33">)</text:span><text:span text:style-name="T34"><text:line-break/></text:span><text:span text:style-name="T35"><text:line-break/></text:span><text:span text:style-name="T36"><text:s/>#Learning Variable</text:span><text:span text:style-name="T37"><text:line-break/></text:span><text:span text:style-name="T38"><text:line-break/></text:span><text:span text:style-name="T39">character_name =<text:s/></text:span><text:span text:style-name="T40">"John"</text:span><text:span text:style-name="T41"><text:line-break/></text:span><text:span text:style-name="T42">character_age =<text:s/></text:span><text:span text:style-name="T43">35</text:span><text:span text:style-name="T44"><text:line-break/></text:span><text:span text:style-name="T45">print</text:span><text:span text:style-name="T46">(</text:span><text:span text:style-name="T47">'My name is'</text:span><text:span text:style-name="T48">+</text:span><text:span text:style-name="T49">'character_name'</text:span><text:span text:style-name="T50">+</text:span><text:span text:style-name="T51">'character_age'</text:span><text:span text:style-name="T52">)</text:span></text:p>
      <text:p text:style-name="Normal"/>
      <text:p text:style-name="Normal"><text:span text:style-name="T53">String</text:span></text:p>
      <text:p text:style-name="P54"><text:span text:style-name="T55">print</text:span><text:span text:style-name="T56">(</text:span><text:span text:style-name="T57">'ITC is my new company'</text:span><text:span text:style-name="T58">)</text:span><text:span text:style-name="T59"><text:line-break/></text:span><text:span text:style-name="T60"><text:line-break/></text:span><text:span text:style-name="T61">print</text:span><text:span text:style-name="T62">(</text:span><text:span text:style-name="T63">'ITC is my</text:span><text:span text:style-name="T64">\n</text:span><text:span text:style-name="T65"><text:s/>new company'</text:span><text:span text:style-name="T66">)</text:span></text:p>
      <text:p text:style-name="P67"><text:span text:style-name="T68">string=</text:span><text:span text:style-name="T69">"Hello World"</text:span><text:span text:style-name="T70"><text:line-break/></text:span><text:span text:style-name="T71">print</text:span><text:span text:style-name="T72">(string +<text:s/></text:span><text:span text:style-name="T73">' This is very cool '</text:span><text:span text:style-name="T74">)</text:span><text:span text:style-name="T75"><text:line-break/></text:span><text:span text:style-name="T76"><text:line-break/>string=</text:span><text:span text:style-name="T77">"Hello World"</text:span><text:span text:style-name="T78"><text:line-break/></text:span><text:span text:style-name="T79">print</text:span><text:span text:style-name="T80">(string.lower())</text:span></text:p>
      <text:p text:style-name="P81"><text:span text:style-name="T82">string=</text:span><text:span text:style-name="T83">"Hello World"</text:span><text:span text:style-name="T84"><text:line-break/></text:span><text:span text:style-name="T85">print</text:span><text:span text:style-name="T86">(string.upper())</text:span><text:span text:style-name="T87"><text:line-break/></text:span><text:span text:style-name="T88"><text:line-break/>string=</text:span><text:span text:style-name="T89">"Hello World"</text:span><text:span text:style-name="T90"><text:line-break/></text:span><text:span text:style-name="T91">print</text:span><text:span text:style-name="T92">(string.upper().isupper())</text:span></text:p>
      <text:p text:style-name="P93"><text:span text:style-name="T94">string=</text:span><text:span text:style-name="T95">"Hello World"</text:span><text:span text:style-name="T96"><text:line-break/></text:span><text:span text:style-name="T97">print</text:span><text:span text:style-name="T98">(string[</text:span><text:span text:style-name="T99">3</text:span><text:span text:style-name="T100">])</text:span></text:p>
      <text:p text:style-name="P101"><text:span text:style-name="T102">string=</text:span><text:span text:style-name="T103">"Hello World"</text:span><text:span text:style-name="T104"><text:line-break/></text:span><text:span text:style-name="T105">print</text:span><text:span text:style-name="T106">(string[</text:span><text:span text:style-name="T107">0</text:span><text:span text:style-name="T108">])</text:span><text:span text:style-name="T109"><text:line-break/></text:span><text:span text:style-name="T110"><text:line-break/>string=</text:span><text:span text:style-name="T111">"Hello World"</text:span><text:span text:style-name="T112"><text:line-break/></text:span><text:span text:style-name="T113">print</text:span><text:span text:style-name="T114">(string[-</text:span><text:span text:style-name="T115">1</text:span><text:span text:style-name="T116">])</text:span></text:p>
      <text:p text:style-name="P117"><text:span text:style-name="T118">string=</text:span><text:span text:style-name="T119">"Hello World"</text:span><text:span text:style-name="T120"><text:line-break/></text:span><text:span text:style-name="T121">print</text:span><text:span text:style-name="T122">(string.index(</text:span><text:span text:style-name="T123">'H'</text:span><text:span text:style-name="T124">))</text:span></text:p>
      <text:p text:style-name="P125"><text:span text:style-name="T126">string=</text:span><text:span text:style-name="T127">"Hello World"</text:span><text:span text:style-name="T128"><text:line-break/></text:span><text:span text:style-name="T129">print</text:span><text:span text:style-name="T130">(string.replace(</text:span><text:span text:style-name="T131">'Hello'</text:span><text:span text:style-name="T132">,</text:span><text:span text:style-name="T133">'world'</text:span><text:span text:style-name="T134">))</text:span></text:p>
      <text:p text:style-name="Normal"/>
      <text:p text:style-name="Normal"><text:span text:style-name="T135">Numbers</text:span></text:p>
      <text:p text:style-name="P136"><text:span text:style-name="T137">print</text:span><text:span text:style-name="T138">(</text:span><text:span text:style-name="T139">5</text:span><text:span text:style-name="T140">)</text:span><text:span text:style-name="T141"><text:line-break/></text:span><text:span text:style-name="T142"><text:line-break/></text:span><text:span text:style-name="T143">print</text:span><text:span text:style-name="T144">(</text:span><text:span text:style-name="T145">2.90</text:span><text:span text:style-name="T146">)</text:span><text:span text:style-name="T147"><text:line-break/></text:span><text:span text:style-name="T148"><text:line-break/></text:span><text:span text:style-name="T149">print</text:span><text:span text:style-name="T150">(-</text:span><text:span text:style-name="T151">2.890</text:span><text:span text:style-name="T152">)</text:span><text:span text:style-name="T153"><text:line-break/></text:span><text:span text:style-name="T154"><text:line-break/></text:span><text:span text:style-name="T155">print</text:span><text:span text:style-name="T156">(</text:span><text:span text:style-name="T157">2</text:span><text:span text:style-name="T158">+</text:span><text:span text:style-name="T159">3</text:span><text:span text:style-name="T160">)</text:span></text:p>
      <text:p text:style-name="P161"><text:span text:style-name="T162">print</text:span><text:span text:style-name="T163">(</text:span><text:span text:style-name="T164">3</text:span><text:span text:style-name="T165">*</text:span><text:span text:style-name="T166">4</text:span><text:span text:style-name="T167">+</text:span><text:span text:style-name="T168">5</text:span><text:span text:style-name="T169">)</text:span></text:p>
      <text:p text:style-name="P170"><text:span text:style-name="T171">print</text:span><text:span text:style-name="T172">(</text:span><text:span text:style-name="T173">3</text:span><text:span text:style-name="T174">*(</text:span><text:span text:style-name="T175">4</text:span><text:span text:style-name="T176">+</text:span><text:span text:style-name="T177">5</text:span><text:span text:style-name="T178">))</text:span></text:p>
      <text:p text:style-name="P179"><text:span text:style-name="T180">a=</text:span><text:span text:style-name="T181">5</text:span><text:span text:style-name="T182"><text:line-break/></text:span><text:span text:style-name="T183">print</text:span><text:span text:style-name="T184">(a)</text:span></text:p>
      <text:soft-page-break/>
      <text:p text:style-name="P185"><text:span text:style-name="T186">print</text:span><text:span text:style-name="T187">(</text:span><text:span text:style-name="T188">10</text:span><text:span text:style-name="T189">%</text:span><text:span text:style-name="T190">3</text:span><text:span text:style-name="T191">)</text:span></text:p>
      <text:p text:style-name="P192"><text:span text:style-name="T193">a=</text:span><text:span text:style-name="T194">5</text:span><text:span text:style-name="T195"><text:line-break/></text:span><text:span text:style-name="T196">print</text:span><text:span text:style-name="T197">(</text:span><text:span text:style-name="T198">str</text:span><text:span text:style-name="T199">(a))</text:span></text:p>
      <text:p text:style-name="P200"><text:span text:style-name="T201">a=-</text:span><text:span text:style-name="T202">5.89</text:span><text:span text:style-name="T203"><text:line-break/></text:span><text:span text:style-name="T204">print</text:span><text:span text:style-name="T205">(</text:span><text:span text:style-name="T206">round</text:span><text:span text:style-name="T207">(a))</text:span></text:p>
      <text:p text:style-name="P208"/>
      <text:p text:style-name="Normal"/>
      <text:p text:style-name="Normal"><text:span text:style-name="T209">Getting input from Users</text:span></text:p>
      <text:p text:style-name="P210"><text:span text:style-name="T211">name=<text:s/></text:span><text:span text:style-name="T212">input</text:span><text:span text:style-name="T213">(</text:span><text:span text:style-name="T214">'Enter your name: '</text:span><text:span text:style-name="T215">)</text:span><text:span text:style-name="T216"><text:line-break/></text:span><text:span text:style-name="T217">print</text:span><text:span text:style-name="T218">(</text:span><text:span text:style-name="T219">'Hello '<text:s/></text:span><text:span text:style-name="T220">+</text:span><text:span text:style-name="T221">'My name is '<text:s/></text:span><text:span text:style-name="T222">+ name)</text:span></text:p>
      <text:p text:style-name="P223"><text:span text:style-name="T224">name=<text:s/></text:span><text:span text:style-name="T225">input</text:span><text:span text:style-name="T226">(</text:span><text:span text:style-name="T227">'Enter your name: '</text:span><text:span text:style-name="T228">)</text:span><text:span text:style-name="T229"><text:line-break/>Age=<text:s/></text:span><text:span text:style-name="T230">input</text:span><text:span text:style-name="T231">(</text:span><text:span text:style-name="T232">'Enter your Age: '</text:span><text:span text:style-name="T233">)</text:span><text:span text:style-name="T234"><text:line-break/></text:span><text:span text:style-name="T235">print</text:span><text:span text:style-name="T236">(</text:span><text:span text:style-name="T237">'Hello '<text:s/></text:span><text:span text:style-name="T238">+</text:span><text:span text:style-name="T239">'My name is '<text:s/></text:span><text:span text:style-name="T240">+ name +<text:s/></text:span><text:span text:style-name="T241">'and my age is'<text:s/></text:span><text:span text:style-name="T242">+ Age)</text:span></text:p>
      <text:p text:style-name="Normal"/>
      <text:p text:style-name="Normal"><text:span text:style-name="T243">Basic calculator</text:span></text:p>
      <text:p text:style-name="P244"><text:span text:style-name="T245">num1=</text:span><text:span text:style-name="T246">input</text:span><text:span text:style-name="T247">(</text:span><text:span text:style-name="T248">"enter a number"</text:span><text:span text:style-name="T249">)</text:span><text:span text:style-name="T250"><text:line-break/>num2=</text:span><text:span text:style-name="T251">input</text:span><text:span text:style-name="T252">(</text:span><text:span text:style-name="T253">"enter the second number"</text:span><text:span text:style-name="T254">)</text:span><text:span text:style-name="T255"><text:line-break/>result=</text:span><text:span text:style-name="T256">int</text:span><text:span text:style-name="T257">(num1)+</text:span><text:span text:style-name="T258">int</text:span><text:span text:style-name="T259">(num2)</text:span><text:span text:style-name="T260"><text:line-break/></text:span><text:span text:style-name="T261">print</text:span><text:span text:style-name="T262">(result)</text:span></text:p>
      <text:p text:style-name="P263"/>
      <text:p text:style-name="P264"><text:span text:style-name="T265">num1=</text:span><text:span text:style-name="T266">input</text:span><text:span text:style-name="T267">(</text:span><text:span text:style-name="T268">"enter a number"</text:span><text:span text:style-name="T269">)</text:span><text:span text:style-name="T270"><text:line-break/>num2=</text:span><text:span text:style-name="T271">input</text:span><text:span text:style-name="T272">(</text:span><text:span text:style-name="T273">"enter the second number"</text:span><text:span text:style-name="T274">)</text:span><text:span text:style-name="T275"><text:line-break/>result=</text:span><text:span text:style-name="T276">float</text:span><text:span text:style-name="T277">(num1)+</text:span><text:span text:style-name="T278">float</text:span><text:span text:style-name="T279">(num2)</text:span><text:span text:style-name="T280"><text:line-break/></text:span><text:span text:style-name="T281">print</text:span><text:span text:style-name="T282">(result)</text:span></text:p>
      <text:p text:style-name="Normal"/>
      <text:p text:style-name="Normal"><text:span text:style-name="T283">mad labs game</text:span></text:p>
      <text:p text:style-name="P284"><text:span text:style-name="T285">color=</text:span><text:span text:style-name="T286">input</text:span><text:span text:style-name="T287">(</text:span><text:span text:style-name="T288">"enter a color: "</text:span><text:span text:style-name="T289">)</text:span><text:span text:style-name="T290"><text:line-break/>plural_noun=</text:span><text:span text:style-name="T291">input</text:span><text:span text:style-name="T292">(</text:span><text:span text:style-name="T293">"enter a plural noun:"</text:span><text:span text:style-name="T294">)</text:span><text:span text:style-name="T295"><text:line-break/>celebrity=</text:span><text:span text:style-name="T296">input</text:span><text:span text:style-name="T297">(</text:span><text:span text:style-name="T298">"enter a celebrity"</text:span><text:span text:style-name="T299">)</text:span><text:span text:style-name="T300"><text:line-break/></text:span><text:span text:style-name="T301">print</text:span><text:span text:style-name="T302">(</text:span><text:span text:style-name="T303">"Roses are"<text:s/></text:span><text:span text:style-name="T304">+ color)</text:span><text:span text:style-name="T305"><text:line-break/></text:span><text:span text:style-name="T306">print</text:span><text:span text:style-name="T307">(</text:span><text:span text:style-name="T308">"plural noun"<text:s/></text:span><text:span text:style-name="T309">+<text:s/></text:span><text:span text:style-name="T310">"are blue"</text:span><text:span text:style-name="T311">)</text:span><text:span text:style-name="T312"><text:line-break/></text:span><text:span text:style-name="T313">print</text:span><text:span text:style-name="T314">(</text:span><text:span text:style-name="T315">"I love"<text:s/></text:span><text:span text:style-name="T316">+ celebrity)</text:span></text:p>
      <text:p text:style-name="Normal"/>
      <text:p text:style-name="Normal"><text:span text:style-name="T317">List</text:span></text:p>
      <text:p text:style-name="P318"><text:span text:style-name="T319">friends=[</text:span><text:span text:style-name="T320">"devi"</text:span><text:span text:style-name="T321">,</text:span><text:span text:style-name="T322">"babu"</text:span><text:span text:style-name="T323">,</text:span><text:span text:style-name="T324">"Jim"</text:span><text:span text:style-name="T325">]</text:span><text:span text:style-name="T326"><text:line-break/></text:span><text:span text:style-name="T327">print</text:span><text:span text:style-name="T328">(friends)</text:span></text:p>
      <text:p text:style-name="P329"><text:span text:style-name="T330">friends=[</text:span><text:span text:style-name="T331">"devi"</text:span><text:span text:style-name="T332">,</text:span><text:span text:style-name="T333">"babu"</text:span><text:span text:style-name="T334">,</text:span><text:span text:style-name="T335">"Jim"</text:span><text:span text:style-name="T336">]</text:span><text:span text:style-name="T337"><text:line-break/></text:span><text:span text:style-name="T338">print</text:span><text:span text:style-name="T339">(friends[</text:span><text:span text:style-name="T340">1</text:span><text:span text:style-name="T341">])</text:span></text:p>
      <text:p text:style-name="P342"><text:span text:style-name="T343">friends=[</text:span><text:span text:style-name="T344">"devi"</text:span><text:span text:style-name="T345">,</text:span><text:span text:style-name="T346">"babu"</text:span><text:span text:style-name="T347">,</text:span><text:span text:style-name="T348">"Jim"</text:span><text:span text:style-name="T349">]</text:span><text:span text:style-name="T350"><text:line-break/></text:span><text:span text:style-name="T351">print</text:span><text:span text:style-name="T352">(friends[-</text:span><text:span text:style-name="T353">1</text:span><text:span text:style-name="T354">])</text:span></text:p>
      <text:p text:style-name="P355"><text:span text:style-name="T356">friends=[</text:span><text:span text:style-name="T357">"devi"</text:span><text:span text:style-name="T358">,</text:span><text:span text:style-name="T359">"babu"</text:span><text:span text:style-name="T360">,</text:span><text:span text:style-name="T361">"Jim"</text:span><text:span text:style-name="T362">]</text:span><text:span text:style-name="T363"><text:line-break/></text:span><text:span text:style-name="T364">print</text:span><text:span text:style-name="T365">(friends[</text:span><text:span text:style-name="T366">1</text:span><text:span text:style-name="T367">:])</text:span></text:p>
      <text:p text:style-name="P368"><text:span text:style-name="T369">friends=[</text:span><text:span text:style-name="T370">"devi"</text:span><text:span text:style-name="T371">,</text:span><text:span text:style-name="T372">"babu"</text:span><text:span text:style-name="T373">,</text:span><text:span text:style-name="T374">"Jim"</text:span><text:span text:style-name="T375">]</text:span><text:span text:style-name="T376"><text:line-break/>friends[</text:span><text:span text:style-name="T377">1</text:span><text:span text:style-name="T378">]=</text:span><text:span text:style-name="T379">"Mike"</text:span><text:span text:style-name="T380"><text:line-break/></text:span><text:span text:style-name="T381">print</text:span><text:span text:style-name="T382">(friends[</text:span><text:span text:style-name="T383">1</text:span><text:span text:style-name="T384">])</text:span></text:p>
      <text:p text:style-name="Normal"/>
      <text:p text:style-name="Normal"><text:span text:style-name="T385">List Function</text:span>-Extend,append,Insert,remove,clear,pop,sort,reverse,copy,count</text:p>
      <text:p text:style-name="P386"><text:span text:style-name="T387">number=[</text:span><text:span text:style-name="T388">23</text:span><text:span text:style-name="T389">,</text:span><text:span text:style-name="T390">24</text:span><text:span text:style-name="T391">,</text:span><text:span text:style-name="T392">25</text:span><text:span text:style-name="T393">,</text:span><text:span text:style-name="T394">26</text:span><text:span text:style-name="T395">,</text:span><text:span text:style-name="T396">27</text:span><text:span text:style-name="T397">]</text:span><text:span text:style-name="T398"><text:line-break/>character=[</text:span><text:span text:style-name="T399">"kevin"</text:span><text:span text:style-name="T400">,</text:span><text:span text:style-name="T401">"devi"</text:span><text:span text:style-name="T402">,</text:span><text:span text:style-name="T403">"babu"</text:span><text:span text:style-name="T404">,</text:span><text:span text:style-name="T405">"siddhu"</text:span><text:span text:style-name="T406">,</text:span><text:span text:style-name="T407">"sana"</text:span><text:span text:style-name="T408">]</text:span><text:span text:style-name="T409"><text:line-break/></text:span><text:span text:style-name="T410">print</text:span><text:span text:style-name="T411">(character)</text:span></text:p>
      <text:p text:style-name="P412"/>
      <text:soft-page-break/>
      <text:p text:style-name="P413"><text:span text:style-name="T414">number=[</text:span><text:span text:style-name="T415">23</text:span><text:span text:style-name="T416">,</text:span><text:span text:style-name="T417">24</text:span><text:span text:style-name="T418">,</text:span><text:span text:style-name="T419">25</text:span><text:span text:style-name="T420">,</text:span><text:span text:style-name="T421">26</text:span><text:span text:style-name="T422">,</text:span><text:span text:style-name="T423">27</text:span><text:span text:style-name="T424">]</text:span><text:span text:style-name="T425"><text:line-break/>character=[</text:span><text:span text:style-name="T426">"kevin"</text:span><text:span text:style-name="T427">,</text:span><text:span text:style-name="T428">"devi"</text:span><text:span text:style-name="T429">,</text:span><text:span text:style-name="T430">"babu"</text:span><text:span text:style-name="T431">,</text:span><text:span text:style-name="T432">"siddhu"</text:span><text:span text:style-name="T433">,</text:span><text:span text:style-name="T434">"sana"</text:span><text:span text:style-name="T435">]</text:span><text:span text:style-name="T436"><text:line-break/>character.extend(number)</text:span><text:span text:style-name="T437"><text:line-break/></text:span><text:span text:style-name="T438">print</text:span><text:span text:style-name="T439">(character)</text:span></text:p>
      <text:p text:style-name="P440"/>
      <text:p text:style-name="P441"><text:span text:style-name="T442">number=[</text:span><text:span text:style-name="T443">23</text:span><text:span text:style-name="T444">,</text:span><text:span text:style-name="T445">24</text:span><text:span text:style-name="T446">,</text:span><text:span text:style-name="T447">25</text:span><text:span text:style-name="T448">,</text:span><text:span text:style-name="T449">26</text:span><text:span text:style-name="T450">,</text:span><text:span text:style-name="T451">27</text:span><text:span text:style-name="T452">]</text:span><text:span text:style-name="T453"><text:line-break/>character=[</text:span><text:span text:style-name="T454">"kevin"</text:span><text:span text:style-name="T455">,</text:span><text:span text:style-name="T456">"devi"</text:span><text:span text:style-name="T457">,</text:span><text:span text:style-name="T458">"babu"</text:span><text:span text:style-name="T459">,</text:span><text:span text:style-name="T460">"siddhu"</text:span><text:span text:style-name="T461">,</text:span><text:span text:style-name="T462">"sana"</text:span><text:span text:style-name="T463">]</text:span><text:span text:style-name="T464"><text:line-break/>number.extend(character)</text:span><text:span text:style-name="T465"><text:line-break/></text:span><text:span text:style-name="T466">print</text:span><text:span text:style-name="T467">(number)</text:span></text:p>
      <text:p text:style-name="P468"/>
      <text:p text:style-name="P469"><text:span text:style-name="T470">number=[</text:span><text:span text:style-name="T471">23</text:span><text:span text:style-name="T472">,</text:span><text:span text:style-name="T473">24</text:span><text:span text:style-name="T474">,</text:span><text:span text:style-name="T475">25</text:span><text:span text:style-name="T476">,</text:span><text:span text:style-name="T477">26</text:span><text:span text:style-name="T478">,</text:span><text:span text:style-name="T479">27</text:span><text:span text:style-name="T480">]</text:span><text:span text:style-name="T481"><text:line-break/>character=[</text:span><text:span text:style-name="T482">"kevin"</text:span><text:span text:style-name="T483">,</text:span><text:span text:style-name="T484">"devi"</text:span><text:span text:style-name="T485">,</text:span><text:span text:style-name="T486">"babu"</text:span><text:span text:style-name="T487">,</text:span><text:span text:style-name="T488">"siddhu"</text:span><text:span text:style-name="T489">,</text:span><text:span text:style-name="T490">"sana"</text:span><text:span text:style-name="T491">]</text:span><text:span text:style-name="T492"><text:line-break/>character.append(</text:span><text:span text:style-name="T493">"ram"</text:span><text:span text:style-name="T494">)</text:span><text:span text:style-name="T495"><text:line-break/></text:span><text:span text:style-name="T496">print</text:span><text:span text:style-name="T497">(character)</text:span></text:p>
      <text:p text:style-name="P498"/>
      <text:p text:style-name="P499"><text:span text:style-name="T500">number=[</text:span><text:span text:style-name="T501">23</text:span><text:span text:style-name="T502">,</text:span><text:span text:style-name="T503">24</text:span><text:span text:style-name="T504">,</text:span><text:span text:style-name="T505">25</text:span><text:span text:style-name="T506">,</text:span><text:span text:style-name="T507">26</text:span><text:span text:style-name="T508">,</text:span><text:span text:style-name="T509">27</text:span><text:span text:style-name="T510">]</text:span><text:span text:style-name="T511"><text:line-break/>character=[</text:span><text:span text:style-name="T512">"kevin"</text:span><text:span text:style-name="T513">,</text:span><text:span text:style-name="T514">"devi"</text:span><text:span text:style-name="T515">,</text:span><text:span text:style-name="T516">"babu"</text:span><text:span text:style-name="T517">,</text:span><text:span text:style-name="T518">"siddhu"</text:span><text:span text:style-name="T519">,</text:span><text:span text:style-name="T520">"sana"</text:span><text:span text:style-name="T521">]</text:span><text:span text:style-name="T522"><text:line-break/>character.remove(</text:span><text:span text:style-name="T523">"devi"</text:span><text:span text:style-name="T524">)</text:span><text:span text:style-name="T525"><text:line-break/></text:span><text:span text:style-name="T526">print</text:span><text:span text:style-name="T527">(character)</text:span></text:p>
      <text:p text:style-name="P528"/>
      <text:p text:style-name="P529"><text:span text:style-name="T530">number=[</text:span><text:span text:style-name="T531">23</text:span><text:span text:style-name="T532">,</text:span><text:span text:style-name="T533">24</text:span><text:span text:style-name="T534">,</text:span><text:span text:style-name="T535">25</text:span><text:span text:style-name="T536">,</text:span><text:span text:style-name="T537">26</text:span><text:span text:style-name="T538">,</text:span><text:span text:style-name="T539">27</text:span><text:span text:style-name="T540">]</text:span><text:span text:style-name="T541"><text:line-break/>character=[</text:span><text:span text:style-name="T542">"kevin"</text:span><text:span text:style-name="T543">,</text:span><text:span text:style-name="T544">"devi"</text:span><text:span text:style-name="T545">,</text:span><text:span text:style-name="T546">"babu"</text:span><text:span text:style-name="T547">,</text:span><text:span text:style-name="T548">"siddhu"</text:span><text:span text:style-name="T549">,</text:span><text:span text:style-name="T550">"sana"</text:span><text:span text:style-name="T551">]</text:span><text:span text:style-name="T552"><text:line-break/>character.clear()</text:span><text:span text:style-name="T553"><text:line-break/></text:span><text:span text:style-name="T554">print</text:span><text:span text:style-name="T555">(character)</text:span></text:p>
      <text:p text:style-name="P556"/>
      <text:p text:style-name="P557"><text:span text:style-name="T558">number=[</text:span><text:span text:style-name="T559">23</text:span><text:span text:style-name="T560">,</text:span><text:span text:style-name="T561">24</text:span><text:span text:style-name="T562">,</text:span><text:span text:style-name="T563">25</text:span><text:span text:style-name="T564">,</text:span><text:span text:style-name="T565">26</text:span><text:span text:style-name="T566">,</text:span><text:span text:style-name="T567">27</text:span><text:span text:style-name="T568">]</text:span><text:span text:style-name="T569"><text:line-break/>character=[</text:span><text:span text:style-name="T570">"kevin"</text:span><text:span text:style-name="T571">,</text:span><text:span text:style-name="T572">"devi"</text:span><text:span text:style-name="T573">,</text:span><text:span text:style-name="T574">"babu"</text:span><text:span text:style-name="T575">,</text:span><text:span text:style-name="T576">"siddhu"</text:span><text:span text:style-name="T577">,</text:span><text:span text:style-name="T578">"sana"</text:span><text:span text:style-name="T579">]</text:span><text:span text:style-name="T580"><text:line-break/>character.pop()</text:span><text:span text:style-name="T581"><text:line-break/></text:span><text:span text:style-name="T582">print</text:span><text:span text:style-name="T583">(character)</text:span></text:p>
      <text:p text:style-name="P584"/>
      <text:p text:style-name="P585"><text:span text:style-name="T586">number=[</text:span><text:span text:style-name="T587">23</text:span><text:span text:style-name="T588">,</text:span><text:span text:style-name="T589">24</text:span><text:span text:style-name="T590">,</text:span><text:span text:style-name="T591">25</text:span><text:span text:style-name="T592">,</text:span><text:span text:style-name="T593">26</text:span><text:span text:style-name="T594">,</text:span><text:span text:style-name="T595">27</text:span><text:span text:style-name="T596">]</text:span><text:span text:style-name="T597"><text:line-break/>character=[</text:span><text:span text:style-name="T598">"kevin"</text:span><text:span text:style-name="T599">,</text:span><text:span text:style-name="T600">"devi"</text:span><text:span text:style-name="T601">,</text:span><text:span text:style-name="T602">"babu"</text:span><text:span text:style-name="T603">,</text:span><text:span text:style-name="T604">"siddhu"</text:span><text:span text:style-name="T605">,</text:span><text:span text:style-name="T606">"sana"</text:span><text:span text:style-name="T607">]</text:span><text:span text:style-name="T608"><text:line-break/></text:span><text:span text:style-name="T609">print</text:span><text:span text:style-name="T610">(character.index(</text:span><text:span text:style-name="T611">"kevin"</text:span><text:span text:style-name="T612">))</text:span></text:p>
      <text:p text:style-name="P613"><text:span text:style-name="T614"><text:line-break/>number=[</text:span><text:span text:style-name="T615">23</text:span><text:span text:style-name="T616">,</text:span><text:span text:style-name="T617">24</text:span><text:span text:style-name="T618">,</text:span><text:span text:style-name="T619">25</text:span><text:span text:style-name="T620">,</text:span><text:span text:style-name="T621">26</text:span><text:span text:style-name="T622">,</text:span><text:span text:style-name="T623">27</text:span><text:span text:style-name="T624">]</text:span><text:span text:style-name="T625"><text:line-break/>character=[</text:span><text:span text:style-name="T626">"kevin"</text:span><text:span text:style-name="T627">,</text:span><text:span text:style-name="T628">"devi"</text:span><text:span text:style-name="T629">,</text:span><text:span text:style-name="T630">"babu"</text:span><text:span text:style-name="T631">,</text:span><text:span text:style-name="T632">"siddhu"</text:span><text:span text:style-name="T633">,</text:span><text:span text:style-name="T634">"sana"</text:span><text:span text:style-name="T635">]</text:span><text:span text:style-name="T636"><text:line-break/></text:span><text:span text:style-name="T637">print</text:span><text:span text:style-name="T638">(character.count(</text:span><text:span text:style-name="T639">"kevin"</text:span><text:span text:style-name="T640">))</text:span></text:p>
      <text:p text:style-name="P641"/>
      <text:p text:style-name="P642"><text:span text:style-name="T643">number=[</text:span><text:span text:style-name="T644">23</text:span><text:span text:style-name="T645">,</text:span><text:span text:style-name="T646">24</text:span><text:span text:style-name="T647">,</text:span><text:span text:style-name="T648">25</text:span><text:span text:style-name="T649">,</text:span><text:span text:style-name="T650">26</text:span><text:span text:style-name="T651">,</text:span><text:span text:style-name="T652">27</text:span><text:span text:style-name="T653">]</text:span><text:span text:style-name="T654"><text:line-break/>character=[</text:span><text:span text:style-name="T655">"kevin"</text:span><text:span text:style-name="T656">,</text:span><text:span text:style-name="T657">"devi"</text:span><text:span text:style-name="T658">,</text:span><text:span text:style-name="T659">"babu"</text:span><text:span text:style-name="T660">,</text:span><text:span text:style-name="T661">"siddhu"</text:span><text:span text:style-name="T662">,</text:span><text:span text:style-name="T663">"sana"</text:span><text:span text:style-name="T664">]</text:span><text:span text:style-name="T665"><text:line-break/>character.sort()</text:span><text:span text:style-name="T666"><text:line-break/>number.sort()</text:span><text:span text:style-name="T667"><text:line-break/></text:span><text:span text:style-name="T668">print</text:span><text:span text:style-name="T669">(character)</text:span><text:span text:style-name="T670"><text:line-break/></text:span><text:span text:style-name="T671">print</text:span><text:span text:style-name="T672">(number)</text:span><text:span text:style-name="T673"><text:line-break/></text:span><text:span text:style-name="T674"><text:line-break/>number=[</text:span><text:span text:style-name="T675">23</text:span><text:span text:style-name="T676">,</text:span><text:span text:style-name="T677">24</text:span><text:span text:style-name="T678">,</text:span><text:span text:style-name="T679">25</text:span><text:span text:style-name="T680">,</text:span><text:span text:style-name="T681">26</text:span><text:span text:style-name="T682">,</text:span><text:span text:style-name="T683">27</text:span><text:span text:style-name="T684">]</text:span><text:span text:style-name="T685"><text:line-break/>character=[</text:span><text:span text:style-name="T686">"kevin"</text:span><text:span text:style-name="T687">,</text:span><text:span text:style-name="T688">"devi"</text:span><text:span text:style-name="T689">,</text:span><text:span text:style-name="T690">"babu"</text:span><text:span text:style-name="T691">,</text:span><text:span text:style-name="T692">"siddhu"</text:span><text:span text:style-name="T693">,</text:span><text:span text:style-name="T694">"sana"</text:span><text:span text:style-name="T695">]</text:span><text:span text:style-name="T696"><text:line-break/>character.sort()</text:span><text:span text:style-name="T697"><text:line-break/>number.reverse()</text:span><text:span text:style-name="T698"><text:line-break/></text:span><text:span text:style-name="T699">print</text:span><text:span text:style-name="T700">(character)</text:span><text:span text:style-name="T701"><text:line-break/></text:span><text:span text:style-name="T702">print</text:span><text:span text:style-name="T703">(number)</text:span><text:span text:style-name="T704"><text:line-break/></text:span><text:span text:style-name="T705"><text:line-break/>number=[</text:span><text:span text:style-name="T706">23</text:span><text:span text:style-name="T707">,</text:span><text:span text:style-name="T708">24</text:span><text:span text:style-name="T709">,</text:span><text:span text:style-name="T710">25</text:span><text:span text:style-name="T711">,</text:span><text:span text:style-name="T712">26</text:span><text:span text:style-name="T713">,</text:span><text:span text:style-name="T714">27</text:span><text:span text:style-name="T715">]</text:span><text:span text:style-name="T716"><text:line-break/>character=[</text:span><text:span text:style-name="T717">"kevin"</text:span><text:span text:style-name="T718">,</text:span><text:span text:style-name="T719">"devi"</text:span><text:span text:style-name="T720">,</text:span><text:span text:style-name="T721">"babu"</text:span><text:span text:style-name="T722">,</text:span><text:span text:style-name="T723">"siddhu"</text:span><text:span text:style-name="T724">,</text:span><text:span text:style-name="T725">"sana"</text:span><text:span text:style-name="T726">]</text:span><text:span text:style-name="T727"><text:line-break/>character2=character.copy()</text:span><text:span text:style-name="T728"><text:line-break/>number.reverse()</text:span><text:span text:style-name="T729"><text:line-break/></text:span><text:span text:style-name="T730">print</text:span><text:span text:style-name="T731">(character2)</text:span><text:span text:style-name="T732"><text:line-break/></text:span><text:span text:style-name="T733">print</text:span><text:span text:style-name="T734">(number)</text:span></text:p>
      <text:p text:style-name="Normal"/>
      <text:p text:style-name="Normal"><text:span text:style-name="T735">Tuples</text:span></text:p>
      <text:soft-page-break/>
      <text:p text:style-name="P736"><text:span text:style-name="T737">coordinates = (</text:span><text:span text:style-name="T738">4</text:span><text:span text:style-name="T739">,</text:span><text:span text:style-name="T740">5</text:span><text:span text:style-name="T741">)</text:span></text:p>
      <text:p text:style-name="P742"/>
      <text:p text:style-name="P743"><text:span text:style-name="T744">coordinates = (</text:span><text:span text:style-name="T745">4</text:span><text:span text:style-name="T746">,</text:span><text:span text:style-name="T747">5</text:span><text:span text:style-name="T748">)</text:span><text:span text:style-name="T749"><text:line-break/></text:span><text:span text:style-name="T750">print</text:span><text:span text:style-name="T751">(coordinates[</text:span><text:span text:style-name="T752">1</text:span><text:span text:style-name="T753">])</text:span></text:p>
      <text:p text:style-name="Normal"/>
      <text:p text:style-name="Normal"><text:span text:style-name="T754">Functions in Python</text:span></text:p>
      <text:p text:style-name="P755"><text:span text:style-name="T756">def<text:s/></text:span><text:span text:style-name="T757">say_hi</text:span><text:span text:style-name="T758">():</text:span><text:span text:style-name="T759"><text:line-break/><text:s text:c="4"/></text:span><text:span text:style-name="T760">print</text:span><text:span text:style-name="T761">(</text:span><text:span text:style-name="T762">"Hello User"</text:span><text:span text:style-name="T763">)</text:span><text:span text:style-name="T764"><text:line-break/></text:span><text:span text:style-name="T765"><text:line-break/>say_hi()</text:span></text:p>
      <text:p text:style-name="P766"/>
      <text:p text:style-name="P767"/>
      <text:p text:style-name="P768"><text:span text:style-name="T769">def<text:s/></text:span><text:span text:style-name="T770">say_hi</text:span><text:span text:style-name="T771">(name):</text:span><text:span text:style-name="T772"><text:line-break/><text:s text:c="4"/></text:span><text:span text:style-name="T773">print</text:span><text:span text:style-name="T774">(</text:span><text:span text:style-name="T775">" Hello "<text:s/></text:span><text:span text:style-name="T776">+ name)</text:span><text:span text:style-name="T777"><text:line-break/></text:span><text:span text:style-name="T778"><text:line-break/>say_hi(</text:span><text:span text:style-name="T779">"Devi"</text:span><text:span text:style-name="T780">)</text:span><text:span text:style-name="T781"><text:line-break/>say_hi(</text:span><text:span text:style-name="T782">"Ramasamy"</text:span><text:span text:style-name="T783">)</text:span></text:p>
      <text:p text:style-name="P784"/>
      <text:p text:style-name="P785"/>
      <text:p text:style-name="P786"/>
      <text:p text:style-name="P787"><text:span text:style-name="T788">def<text:s/></text:span><text:span text:style-name="T789">say_hi</text:span><text:span text:style-name="T790">():</text:span><text:span text:style-name="T791"><text:line-break/><text:s text:c="4"/></text:span><text:span text:style-name="T792">print</text:span><text:span text:style-name="T793">(</text:span><text:span text:style-name="T794">"Hello User"</text:span><text:span text:style-name="T795">)</text:span><text:span text:style-name="T796"><text:line-break/></text:span><text:span text:style-name="T797"><text:line-break/></text:span><text:span text:style-name="T798">print</text:span><text:span text:style-name="T799">(</text:span><text:span text:style-name="T800">"top"</text:span><text:span text:style-name="T801">)</text:span><text:span text:style-name="T802"><text:line-break/>say_hi()</text:span><text:span text:style-name="T803"><text:line-break/></text:span><text:span text:style-name="T804">print</text:span><text:span text:style-name="T805">(</text:span><text:span text:style-name="T806">"bottom"</text:span><text:span text:style-name="T807">)</text:span></text:p>
      <text:p text:style-name="P808"/>
      <text:p text:style-name="Normal"/>
      <text:p text:style-name="Normal"/>
      <text:p text:style-name="Normal"><text:span text:style-name="T809">Return statement</text:span></text:p>
      <text:p text:style-name="P810"><text:span text:style-name="T811">def<text:s/></text:span><text:span text:style-name="T812">cube</text:span><text:span text:style-name="T813">(num):</text:span><text:span text:style-name="T814"><text:line-break/><text:s text:c="4"/></text:span><text:span text:style-name="T815">return<text:s/></text:span><text:span text:style-name="T816">num*num*num</text:span><text:span text:style-name="T817"><text:line-break/></text:span><text:span text:style-name="T818"><text:line-break/></text:span><text:span text:style-name="T819"><text:line-break/></text:span><text:span text:style-name="T820">print</text:span><text:span text:style-name="T821">(cube(</text:span><text:span text:style-name="T822">3</text:span><text:span text:style-name="T823">))</text:span></text:p>
      <text:p text:style-name="Normal"/>
      <text:p text:style-name="P824"><text:span text:style-name="T825">def<text:s/></text:span><text:span text:style-name="T826">cube</text:span><text:span text:style-name="T827">(num):</text:span><text:span text:style-name="T828"><text:line-break/><text:s text:c="4"/></text:span><text:span text:style-name="T829">return<text:s/></text:span><text:span text:style-name="T830">num*num*num</text:span><text:span text:style-name="T831"><text:line-break/>result=cube(</text:span><text:span text:style-name="T832">4</text:span><text:span text:style-name="T833">)</text:span><text:span text:style-name="T834"><text:line-break/></text:span><text:span text:style-name="T835">print</text:span><text:span text:style-name="T836">(result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i ramasamy</meta:initial-creator>
    <dc:creator>devi ramasamy</dc:creator>
    <meta:creation-date>2023-01-30T14:28:00Z</meta:creation-date>
    <dc:date>2023-01-30T21:39:00Z</dc:date>
    <meta:template xlink:href="Normal" xlink:type="simple"/>
    <meta:editing-cycles>11</meta:editing-cycles>
    <meta:editing-duration>PT24600S</meta:editing-duration>
    <meta:document-statistic meta:page-count="4" meta:paragraph-count="7" meta:word-count="567" meta:character-count="3796" meta:row-count="26" meta:non-whitespace-character-count="3236"/>
  </office:meta>
</office:document-meta>
</file>